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49000000492A0B15902A9E2B43.png" manifest:media-type="image/png"/>
  <manifest:file-entry manifest:full-path="Pictures/100007E00000078B0000078BA5D6E962A0E84187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0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1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030463c"/>
    </style:style>
    <style:style style:name="P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P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/>
    </style:style>
    <style:style style:name="P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2847c"/>
    </style:style>
    <style:style style:name="P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61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62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63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64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65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6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7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7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04a8808" style:font-style-asian="normal" style:font-style-complex="normal"/>
    </style:style>
    <style:style style:name="P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0f34e22" style:font-style-asian="normal" style:font-style-complex="normal"/>
    </style:style>
    <style:style style:name="P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8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8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8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8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8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8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8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8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8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8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9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9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9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9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9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9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96" style:family="paragraph" style:parent-style-name="Standard">
      <style:paragraph-properties fo:margin-top="0cm" fo:margin-bottom="0.138cm" style:contextual-spacing="false" fo:text-align="justify" style:justify-single-word="false"/>
      <style:text-properties fo:font-style="italic" officeooo:rsid="00e5f85d" officeooo:paragraph-rsid="00e5f85d" style:font-style-asian="italic" style:font-style-complex="italic"/>
    </style:style>
    <style:style style:name="P9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9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9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f94841" style:font-style-asian="normal" style:font-weight-asian="normal" style:font-style-complex="normal" style:font-weight-complex="normal"/>
    </style:style>
    <style:style style:name="P100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01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0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0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0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10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10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10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08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0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10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11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12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1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115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1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1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1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19" style:family="paragraph" style:parent-style-name="Standard">
      <style:paragraph-properties fo:margin-top="0cm" fo:margin-bottom="0.138cm" style:contextual-spacing="false" fo:text-align="justify" style:justify-single-word="false"/>
      <style:text-properties style:font-name="Liberation Serif1" fo:font-style="normal" style:text-underline-style="none" fo:font-weight="normal" officeooo:rsid="001b8001" officeooo:paragraph-rsid="00f5fa7b" fo:background-color="transparent" style:font-style-asian="normal" style:font-weight-asian="normal" style:font-style-complex="normal" style:font-weight-complex="normal"/>
    </style:style>
    <style:style style:name="P120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normal" style:text-underline-style="none" fo:font-weight="normal" officeooo:rsid="001b8001" officeooo:paragraph-rsid="00e5f85d" fo:background-color="transparent" style:font-style-asian="normal" style:font-weight-asian="normal" style:font-style-complex="normal" style:font-weight-complex="normal"/>
    </style:style>
    <style:style style:name="P121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normal" style:text-underline-style="none" fo:font-weight="normal" officeooo:rsid="008b35de" officeooo:paragraph-rsid="00e5f85d" fo:background-color="transparent" style:font-style-asian="normal" style:font-weight-asian="normal" style:font-style-complex="normal" style:font-weight-complex="normal"/>
    </style:style>
    <style:style style:name="P122" style:family="paragraph" style:parent-style-name="Standard">
      <style:paragraph-properties fo:margin-top="0cm" fo:margin-bottom="0.138cm" style:contextual-spacing="false" fo:text-align="justify" style:justify-single-word="false"/>
      <style:text-properties style:font-name="Liberation Serif1" fo:font-style="normal" style:text-underline-style="none" fo:font-weight="bold" officeooo:rsid="001cca0a" officeooo:paragraph-rsid="00f94841" fo:background-color="transparent" style:font-style-asian="normal" style:font-weight-asian="bold" style:font-style-complex="normal" style:font-weight-complex="bold"/>
    </style:style>
    <style:style style:name="P12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501dd2" officeooo:paragraph-rsid="00e0a96c" style:font-style-asian="normal" style:font-style-complex="normal"/>
    </style:style>
    <style:style style:name="P124" style:family="paragraph" style:parent-style-name="Heading_20_1">
      <style:paragraph-properties fo:line-height="100%"/>
    </style:style>
    <style:style style:name="P125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e5f85d"/>
    </style:style>
    <style:style style:name="P126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f5fa7b"/>
    </style:style>
    <style:style style:name="P127" style:family="paragraph" style:parent-style-name="Standard" style:list-style-name="L1">
      <style:paragraph-properties fo:margin-top="0cm" fo:margin-bottom="0.138cm" style:contextual-spacing="false" fo:text-align="justify" style:justify-single-word="false" fo:break-before="page"/>
      <style:text-properties officeooo:paragraph-rsid="00f5fa7b"/>
    </style:style>
    <style:style style:name="P128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10538f8"/>
    </style:style>
    <style:style style:name="P129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text-indent="0cm" style:auto-text-indent="false" style:page-number="auto" fo:background-color="transparent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130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106f4f7" officeooo:paragraph-rsid="0106f4f7" style:font-style-asian="normal" style:font-style-complex="normal"/>
    </style:style>
    <style:style style:name="P131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55d068" officeooo:paragraph-rsid="00e0a96c" style:font-style-asian="normal" style:font-style-complex="normal"/>
    </style:style>
    <style:style style:name="P132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1cca0a" officeooo:paragraph-rsid="00f94841" style:font-style-asian="normal" style:font-style-complex="normal"/>
    </style:style>
    <style:style style:name="P133" style:family="paragraph" style:parent-style-name="Standard" style:list-style-name="L1">
      <style:paragraph-properties fo:margin-top="0cm" fo:margin-bottom="0.138cm" style:contextual-spacing="false" fo:text-align="justify" style:justify-single-word="false" fo:break-before="page"/>
      <style:text-properties fo:font-style="normal" officeooo:rsid="001cca0a" officeooo:paragraph-rsid="00f94841" style:font-style-asian="normal" style:font-style-complex="normal"/>
    </style:style>
    <style:style style:name="P134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13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0e623c" style:font-weight-asian="normal" style:font-weight-complex="normal"/>
    </style:style>
    <style:style style:name="P13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6f4f7" officeooo:paragraph-rsid="0106f4f7" style:font-weight-asian="normal" style:font-weight-complex="normal"/>
    </style:style>
    <style:style style:name="P13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7dda" officeooo:paragraph-rsid="010538f8"/>
    </style:style>
    <style:style style:name="P13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015b53"/>
    </style:style>
    <style:style style:name="P13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d5cdf" officeooo:paragraph-rsid="00fd5cdf"/>
    </style:style>
    <style:style style:name="P14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4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14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14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14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14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14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0e0a96c" style:font-style-asian="normal" style:font-style-complex="normal"/>
    </style:style>
    <style:style style:name="P14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3d367" officeooo:paragraph-rsid="00e0a96c" style:font-style-asian="normal" style:font-style-complex="normal"/>
    </style:style>
    <style:style style:name="P14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4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5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b216" style:font-style-asian="italic" style:font-style-complex="italic"/>
    </style:style>
    <style:style style:name="T3" style:family="text">
      <style:text-properties fo:font-style="italic" officeooo:rsid="00f82310" style:font-style-asian="italic" style:font-style-complex="italic"/>
    </style:style>
    <style:style style:name="T4" style:family="text">
      <style:text-properties fo:font-style="italic" officeooo:rsid="001b3e56" style:font-style-asian="italic" style:font-style-complex="italic"/>
    </style:style>
    <style:style style:name="T5" style:family="text">
      <style:text-properties fo:font-style="italic" officeooo:rsid="00c2d31a" style:font-style-asian="italic" style:font-style-complex="italic"/>
    </style:style>
    <style:style style:name="T6" style:family="text">
      <style:text-properties fo:font-style="italic" officeooo:rsid="00f94841" style:font-style-asian="italic" style:font-style-complex="italic"/>
    </style:style>
    <style:style style:name="T7" style:family="text">
      <style:text-properties fo:font-style="italic" officeooo:rsid="0100d3be" style:font-style-asian="italic" style:font-style-complex="italic"/>
    </style:style>
    <style:style style:name="T8" style:family="text">
      <style:text-properties fo:font-style="italic" officeooo:rsid="010a4fce" style:font-style-asian="italic" style:font-style-complex="italic"/>
    </style:style>
    <style:style style:name="T9" style:family="text">
      <style:text-properties fo:font-style="italic" officeooo:rsid="0113f27b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34" style:family="text">
      <style:text-properties officeooo:rsid="00fedcab"/>
    </style:style>
    <style:style style:name="T35" style:family="text">
      <style:text-properties officeooo:rsid="0013b216"/>
    </style:style>
    <style:style style:name="T36" style:family="text">
      <style:text-properties officeooo:rsid="00043d37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04f1de" style:font-weight-asian="normal" style:font-weight-complex="normal"/>
    </style:style>
    <style:style style:name="T40" style:family="text">
      <style:text-properties fo:font-weight="normal" officeooo:rsid="00059c96" style:font-weight-asian="normal" style:font-weight-complex="normal"/>
    </style:style>
    <style:style style:name="T41" style:family="text">
      <style:text-properties fo:font-weight="normal" officeooo:rsid="00061718" style:font-weight-asian="normal" style:font-weight-complex="normal"/>
    </style:style>
    <style:style style:name="T42" style:family="text">
      <style:text-properties fo:font-weight="normal" officeooo:rsid="00072975" style:font-weight-asian="normal" style:font-weight-complex="normal"/>
    </style:style>
    <style:style style:name="T43" style:family="text">
      <style:text-properties fo:font-weight="normal" officeooo:rsid="00194778" style:font-weight-asian="normal" style:font-weight-complex="normal"/>
    </style:style>
    <style:style style:name="T44" style:family="text">
      <style:text-properties fo:font-weight="normal" officeooo:rsid="0023b5ad" style:font-weight-asian="normal" style:font-weight-complex="normal"/>
    </style:style>
    <style:style style:name="T45" style:family="text">
      <style:text-properties fo:font-weight="normal" officeooo:rsid="0030463c" style:font-weight-asian="normal" style:font-weight-complex="normal"/>
    </style:style>
    <style:style style:name="T46" style:family="text">
      <style:text-properties fo:font-weight="normal" officeooo:rsid="0032041a" style:font-weight-asian="normal" style:font-weight-complex="normal"/>
    </style:style>
    <style:style style:name="T47" style:family="text">
      <style:text-properties fo:font-weight="normal" officeooo:rsid="003db249" style:font-weight-asian="normal" style:font-weight-complex="normal"/>
    </style:style>
    <style:style style:name="T48" style:family="text">
      <style:text-properties fo:font-weight="normal" officeooo:rsid="0040d982" style:font-weight-asian="normal" style:font-weight-complex="normal"/>
    </style:style>
    <style:style style:name="T49" style:family="text">
      <style:text-properties fo:font-weight="normal" officeooo:rsid="004124e5" style:font-weight-asian="normal" style:font-weight-complex="normal"/>
    </style:style>
    <style:style style:name="T50" style:family="text">
      <style:text-properties fo:font-weight="normal" officeooo:rsid="00420662" style:font-weight-asian="normal" style:font-weight-complex="normal"/>
    </style:style>
    <style:style style:name="T51" style:family="text">
      <style:text-properties fo:font-weight="normal" officeooo:rsid="0042c288" style:font-weight-asian="normal" style:font-weight-complex="normal"/>
    </style:style>
    <style:style style:name="T52" style:family="text">
      <style:text-properties fo:font-weight="normal" officeooo:rsid="0043858c" style:font-weight-asian="normal" style:font-weight-complex="normal"/>
    </style:style>
    <style:style style:name="T53" style:family="text">
      <style:text-properties fo:font-weight="normal" officeooo:rsid="004c7182" style:font-weight-asian="normal" style:font-weight-complex="normal"/>
    </style:style>
    <style:style style:name="T54" style:family="text">
      <style:text-properties fo:font-weight="normal" officeooo:rsid="004e0ee6" style:font-weight-asian="normal" style:font-weight-complex="normal"/>
    </style:style>
    <style:style style:name="T55" style:family="text">
      <style:text-properties fo:font-weight="normal" officeooo:rsid="0051f07d" style:font-weight-asian="normal" style:font-weight-complex="normal"/>
    </style:style>
    <style:style style:name="T56" style:family="text">
      <style:text-properties fo:font-weight="normal" officeooo:rsid="0053cdb5" style:font-weight-asian="normal" style:font-weight-complex="normal"/>
    </style:style>
    <style:style style:name="T57" style:family="text">
      <style:text-properties fo:font-weight="normal" officeooo:rsid="005ccf0d" style:font-weight-asian="normal" style:font-weight-complex="normal"/>
    </style:style>
    <style:style style:name="T58" style:family="text">
      <style:text-properties fo:font-weight="normal" officeooo:rsid="006e9e53" style:font-weight-asian="normal" style:font-weight-complex="normal"/>
    </style:style>
    <style:style style:name="T59" style:family="text">
      <style:text-properties fo:font-weight="normal" officeooo:rsid="00745ad9" style:font-weight-asian="normal" style:font-weight-complex="normal"/>
    </style:style>
    <style:style style:name="T60" style:family="text">
      <style:text-properties fo:font-weight="normal" officeooo:rsid="007bcff0" style:font-weight-asian="normal" style:font-weight-complex="normal"/>
    </style:style>
    <style:style style:name="T61" style:family="text">
      <style:text-properties fo:font-weight="normal" officeooo:rsid="008d8493" style:font-weight-asian="normal" style:font-weight-complex="normal"/>
    </style:style>
    <style:style style:name="T62" style:family="text">
      <style:text-properties fo:font-weight="normal" officeooo:rsid="008deecb" style:font-weight-asian="normal" style:font-weight-complex="normal"/>
    </style:style>
    <style:style style:name="T63" style:family="text">
      <style:text-properties fo:font-weight="normal" officeooo:rsid="0092b48e" style:font-weight-asian="normal" style:font-weight-complex="normal"/>
    </style:style>
    <style:style style:name="T64" style:family="text">
      <style:text-properties fo:font-weight="normal" officeooo:rsid="009f0e7f" style:font-weight-asian="normal" style:font-weight-complex="normal"/>
    </style:style>
    <style:style style:name="T65" style:family="text">
      <style:text-properties fo:font-weight="normal" officeooo:rsid="00a8c0e9" style:font-weight-asian="normal" style:font-weight-complex="normal"/>
    </style:style>
    <style:style style:name="T66" style:family="text">
      <style:text-properties fo:font-weight="normal" officeooo:rsid="00aa75c1" style:font-weight-asian="normal" style:font-weight-complex="normal"/>
    </style:style>
    <style:style style:name="T67" style:family="text">
      <style:text-properties fo:font-weight="normal" officeooo:rsid="00bcd624" style:font-weight-asian="normal" style:font-weight-complex="normal"/>
    </style:style>
    <style:style style:name="T68" style:family="text">
      <style:text-properties fo:font-weight="normal" officeooo:rsid="00d26a3f" style:font-weight-asian="normal" style:font-weight-complex="normal"/>
    </style:style>
    <style:style style:name="T69" style:family="text">
      <style:text-properties fo:font-weight="normal" officeooo:rsid="00e504a4" style:font-weight-asian="normal" style:font-weight-complex="normal"/>
    </style:style>
    <style:style style:name="T70" style:family="text">
      <style:text-properties fo:font-weight="normal" officeooo:rsid="00f94841" style:font-weight-asian="normal" style:font-weight-complex="normal"/>
    </style:style>
    <style:style style:name="T71" style:family="text">
      <style:text-properties fo:font-weight="normal" officeooo:rsid="0053d367" fo:background-color="#ffff00" loext:char-shading-value="0" style:font-weight-asian="normal" style:font-weight-complex="normal"/>
    </style:style>
    <style:style style:name="T72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73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74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75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76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77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78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79" style:family="text">
      <style:text-properties officeooo:rsid="0004f1de"/>
    </style:style>
    <style:style style:name="T8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92" style:family="text">
      <style:text-properties fo:font-style="normal" style:font-style-asian="normal" style:font-style-complex="normal"/>
    </style:style>
    <style:style style:name="T93" style:family="text">
      <style:text-properties fo:font-style="normal" officeooo:rsid="0040d982" style:font-style-asian="normal" style:font-style-complex="normal"/>
    </style:style>
    <style:style style:name="T94" style:family="text">
      <style:text-properties fo:font-style="normal" officeooo:rsid="001b3e56" style:font-style-asian="normal" style:font-style-complex="normal"/>
    </style:style>
    <style:style style:name="T95" style:family="text">
      <style:text-properties fo:font-style="normal" officeooo:rsid="004c7182" style:font-style-asian="normal" style:font-style-complex="normal"/>
    </style:style>
    <style:style style:name="T96" style:family="text">
      <style:text-properties fo:font-style="normal" officeooo:rsid="00501dd2" style:font-style-asian="normal" style:font-style-complex="normal"/>
    </style:style>
    <style:style style:name="T97" style:family="text">
      <style:text-properties fo:font-style="normal" officeooo:rsid="0100d3be" style:font-style-asian="normal" style:font-style-complex="normal"/>
    </style:style>
    <style:style style:name="T98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99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100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101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02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03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104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940f91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103c80b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106f4f7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36" style:family="text">
      <style:text-properties officeooo:rsid="00061718"/>
    </style:style>
    <style:style style:name="T137" style:family="text">
      <style:text-properties officeooo:rsid="00072975"/>
    </style:style>
    <style:style style:name="T138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139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140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141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142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143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4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5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6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7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8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9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0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1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2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3" style:family="text">
      <style:text-properties style:font-name="Liberation Serif" fo:font-style="normal" style:text-underline-style="none" fo:font-weight="normal" officeooo:rsid="0102f2f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4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55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6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7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8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9" style:family="text">
      <style:text-properties style:font-name="Liberation Serif" fo:font-style="normal" style:text-underline-style="none" fo:background-color="transparent" loext:char-shading-value="0" style:font-name-asian="Liberation Serif" style:font-style-asian="normal" style:font-name-complex="Liberation Serif" style:font-style-complex="normal"/>
    </style:style>
    <style:style style:name="T160" style:family="text">
      <style:text-properties style:font-name="Liberation Serif" fo:font-style="normal" style:text-underline-style="none" officeooo:rsid="010c4433" fo:background-color="transparent" loext:char-shading-value="0" style:font-name-asian="Liberation Serif" style:font-style-asian="normal" style:font-name-complex="Liberation Serif" style:font-style-complex="normal"/>
    </style:style>
    <style:style style:name="T161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62" style:family="text">
      <style:text-properties style:font-name="Liberation Serif" officeooo:rsid="0044ae78"/>
    </style:style>
    <style:style style:name="T163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164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165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6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7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8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9" style:family="text">
      <style:text-properties style:font-name="Liberation Serif" fo:font-style="italic" style:text-underline-style="none" fo:background-color="transparent" loext:char-shading-value="0" style:font-name-asian="Liberation Serif" style:font-style-asian="italic" style:font-name-complex="Liberation Serif" style:font-style-complex="italic"/>
    </style:style>
    <style:style style:name="T170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171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172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173" style:family="text">
      <style:text-properties officeooo:rsid="00194778"/>
    </style:style>
    <style:style style:name="T174" style:family="text">
      <style:text-properties officeooo:rsid="0030463c"/>
    </style:style>
    <style:style style:name="T175" style:family="text">
      <style:text-properties officeooo:rsid="0030e0a1"/>
    </style:style>
    <style:style style:name="T176" style:family="text">
      <style:text-properties officeooo:rsid="00408209"/>
    </style:style>
    <style:style style:name="T177" style:family="text">
      <style:text-properties style:text-underline-style="none" fo:font-weight="normal" officeooo:rsid="004124e5" style:font-weight-asian="normal" style:font-weight-complex="normal"/>
    </style:style>
    <style:style style:name="T178" style:family="text">
      <style:text-properties style:text-underline-style="none" fo:font-weight="normal" officeooo:rsid="00059c96" style:font-weight-asian="normal" style:font-weight-complex="normal"/>
    </style:style>
    <style:style style:name="T179" style:family="text">
      <style:text-properties style:text-underline-style="none" fo:font-weight="normal" officeooo:rsid="00420662" style:font-weight-asian="normal" style:font-weight-complex="normal"/>
    </style:style>
    <style:style style:name="T180" style:family="text">
      <style:text-properties style:text-underline-style="none" fo:font-weight="normal" officeooo:rsid="0042c288" style:font-weight-asian="normal" style:font-weight-complex="normal"/>
    </style:style>
    <style:style style:name="T181" style:family="text">
      <style:text-properties style:text-underline-style="none" fo:font-weight="normal" officeooo:rsid="004e0ee6" style:font-weight-asian="normal" style:font-weight-complex="normal"/>
    </style:style>
    <style:style style:name="T182" style:family="text">
      <style:text-properties style:text-underline-style="none" fo:font-weight="normal" officeooo:rsid="0013b216" style:font-weight-asian="normal" style:font-weight-complex="normal"/>
    </style:style>
    <style:style style:name="T183" style:family="text">
      <style:text-properties style:text-underline-style="none" fo:font-weight="normal" officeooo:rsid="0053cdb5" style:font-weight-asian="normal" style:font-weight-complex="normal"/>
    </style:style>
    <style:style style:name="T184" style:family="text">
      <style:text-properties style:text-underline-style="none" fo:font-weight="normal" officeooo:rsid="00061718" style:font-weight-asian="normal" style:font-weight-complex="normal"/>
    </style:style>
    <style:style style:name="T185" style:family="text">
      <style:text-properties style:text-underline-style="none" fo:font-weight="normal" officeooo:rsid="0004f1de" style:font-weight-asian="normal" style:font-weight-complex="normal"/>
    </style:style>
    <style:style style:name="T186" style:family="text">
      <style:text-properties style:text-underline-style="none" fo:font-weight="normal" officeooo:rsid="0070ec7d" style:font-weight-asian="normal" style:font-weight-complex="normal"/>
    </style:style>
    <style:style style:name="T187" style:family="text">
      <style:text-properties style:text-underline-style="none" fo:font-weight="normal" officeooo:rsid="008a6699" style:font-weight-asian="normal" style:font-weight-complex="normal"/>
    </style:style>
    <style:style style:name="T188" style:family="text">
      <style:text-properties style:text-underline-style="none" fo:font-weight="normal" officeooo:rsid="008deecb" style:font-weight-asian="normal" style:font-weight-complex="normal"/>
    </style:style>
    <style:style style:name="T189" style:family="text">
      <style:text-properties style:text-underline-style="none" fo:font-weight="normal" officeooo:rsid="0008bf16" style:font-weight-asian="normal" style:font-weight-complex="normal"/>
    </style:style>
    <style:style style:name="T190" style:family="text">
      <style:text-properties style:text-underline-style="none" fo:font-weight="normal" officeooo:rsid="0030e0a1" style:font-weight-asian="normal" style:font-weight-complex="normal"/>
    </style:style>
    <style:style style:name="T191" style:family="text">
      <style:text-properties style:text-underline-style="none" fo:font-weight="normal" officeooo:rsid="003574fe" style:font-weight-asian="normal" style:font-weight-complex="normal"/>
    </style:style>
    <style:style style:name="T192" style:family="text">
      <style:text-properties style:text-underline-style="none" fo:font-weight="normal" officeooo:rsid="0097fbd1" style:font-weight-asian="normal" style:font-weight-complex="normal"/>
    </style:style>
    <style:style style:name="T193" style:family="text">
      <style:text-properties style:text-underline-style="none" fo:font-weight="normal" officeooo:rsid="00754e19" style:font-weight-asian="normal" style:font-weight-complex="normal"/>
    </style:style>
    <style:style style:name="T194" style:family="text">
      <style:text-properties style:text-underline-style="none" fo:font-weight="normal" officeooo:rsid="00c3c71b" style:font-weight-asian="normal" style:font-weight-complex="normal"/>
    </style:style>
    <style:style style:name="T195" style:family="text">
      <style:text-properties style:text-underline-style="none" fo:font-weight="normal" officeooo:rsid="00072975" style:font-weight-asian="normal" style:font-weight-complex="normal"/>
    </style:style>
    <style:style style:name="T196" style:family="text">
      <style:text-properties style:text-underline-style="none" fo:font-weight="normal" officeooo:rsid="00cd8f65" style:font-weight-asian="normal" style:font-weight-complex="normal"/>
    </style:style>
    <style:style style:name="T197" style:family="text">
      <style:text-properties style:text-underline-style="none" fo:font-weight="normal" officeooo:rsid="00d26a3f" style:font-weight-asian="normal" style:font-weight-complex="normal"/>
    </style:style>
    <style:style style:name="T198" style:family="text">
      <style:text-properties style:text-underline-style="none" fo:font-weight="normal" officeooo:rsid="00da04e3" style:font-weight-asian="normal" style:font-weight-complex="normal"/>
    </style:style>
    <style:style style:name="T199" style:family="text">
      <style:text-properties style:text-underline-style="none" fo:font-weight="normal" officeooo:rsid="00e504a4" style:font-weight-asian="normal" style:font-weight-complex="normal"/>
    </style:style>
    <style:style style:name="T200" style:family="text">
      <style:text-properties style:text-underline-style="none" fo:font-weight="normal" officeooo:rsid="0092b48e" style:font-weight-asian="normal" style:font-weight-complex="normal"/>
    </style:style>
    <style:style style:name="T201" style:family="text">
      <style:text-properties style:text-underline-style="none" fo:font-weight="normal" officeooo:rsid="00f60c80" style:font-weight-asian="normal" style:font-weight-complex="normal"/>
    </style:style>
    <style:style style:name="T202" style:family="text">
      <style:text-properties style:text-underline-style="none" fo:font-weight="normal" officeooo:rsid="00b7427f" style:font-weight-asian="normal" style:font-weight-complex="normal"/>
    </style:style>
    <style:style style:name="T203" style:family="text">
      <style:text-properties style:text-underline-style="none" fo:font-weight="normal" officeooo:rsid="00bfe78f" style:font-weight-asian="normal" style:font-weight-complex="normal"/>
    </style:style>
    <style:style style:name="T204" style:family="text">
      <style:text-properties style:text-underline-style="none" fo:font-weight="normal" officeooo:rsid="010d15dd" style:font-weight-asian="normal" style:font-weight-complex="normal"/>
    </style:style>
    <style:style style:name="T205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206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207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208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209" style:family="text">
      <style:text-properties officeooo:rsid="0040d982"/>
    </style:style>
    <style:style style:name="T210" style:family="text">
      <style:text-properties officeooo:rsid="00420662"/>
    </style:style>
    <style:style style:name="T211" style:family="text">
      <style:text-properties officeooo:rsid="0044ae78"/>
    </style:style>
    <style:style style:name="T212" style:family="text">
      <style:text-properties officeooo:rsid="004c7182"/>
    </style:style>
    <style:style style:name="T213" style:family="text">
      <style:text-properties officeooo:rsid="004d8b35"/>
    </style:style>
    <style:style style:name="T214" style:family="text">
      <style:text-properties style:text-underline-style="solid" style:text-underline-width="auto" style:text-underline-color="font-color"/>
    </style:style>
    <style:style style:name="T215" style:family="text">
      <style:text-properties style:text-underline-style="solid" style:text-underline-width="auto" style:text-underline-color="font-color" officeooo:rsid="00061718"/>
    </style:style>
    <style:style style:name="T216" style:family="text">
      <style:text-properties style:text-underline-style="solid" style:text-underline-width="auto" style:text-underline-color="font-color" officeooo:rsid="00043d37"/>
    </style:style>
    <style:style style:name="T217" style:family="text">
      <style:text-properties style:text-underline-style="solid" style:text-underline-width="auto" style:text-underline-color="font-color" officeooo:rsid="000a08d6"/>
    </style:style>
    <style:style style:name="T218" style:family="text">
      <style:text-properties style:text-underline-style="solid" style:text-underline-width="auto" style:text-underline-color="font-color" officeooo:rsid="00bfd4bd"/>
    </style:style>
    <style:style style:name="T219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220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221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222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223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24" style:family="text">
      <style:text-properties officeooo:rsid="0053cdb5"/>
    </style:style>
    <style:style style:name="T225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26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27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28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29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30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31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32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33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34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35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36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37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38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39" style:family="text">
      <style:text-properties style:font-name="Liberation Serif1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40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41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42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43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44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45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46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47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48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49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50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51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52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253" style:family="text">
      <style:text-properties style:font-name="Liberation Serif1" fo:font-style="normal" style:text-underline-style="none" fo:background-color="transparent" loext:char-shading-value="0" style:font-name-asian="Liberation Serif" style:font-style-asian="normal" style:font-name-complex="Liberation Serif" style:font-style-complex="normal"/>
    </style:style>
    <style:style style:name="T254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255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56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57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58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59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60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61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62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63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64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65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66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67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268" style:family="text">
      <style:text-properties style:font-name="Liberation Serif1" fo:font-style="italic" style:text-underline-style="none" fo:background-color="transparent" loext:char-shading-value="0" style:font-name-asian="Liberation Serif" style:font-style-asian="italic" style:font-name-complex="Liberation Serif" style:font-style-complex="italic"/>
    </style:style>
    <style:style style:name="T269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270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271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272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273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274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275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276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277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278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279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280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281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282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283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284" style:family="text">
      <style:text-properties officeooo:rsid="005cf811"/>
    </style:style>
    <style:style style:name="T285" style:family="text">
      <style:text-properties officeooo:rsid="005ff056"/>
    </style:style>
    <style:style style:name="T286" style:family="text">
      <style:text-properties officeooo:rsid="00745ad9"/>
    </style:style>
    <style:style style:name="T287" style:family="text">
      <style:text-properties officeooo:rsid="0078a2da"/>
    </style:style>
    <style:style style:name="T288" style:family="text">
      <style:text-properties officeooo:rsid="00894806"/>
    </style:style>
    <style:style style:name="T289" style:family="text">
      <style:text-properties officeooo:rsid="008d8493"/>
    </style:style>
    <style:style style:name="T290" style:family="text">
      <style:text-properties officeooo:rsid="00c13698"/>
    </style:style>
    <style:style style:name="T291" style:family="text">
      <style:text-properties officeooo:rsid="00c2d31a"/>
    </style:style>
    <style:style style:name="T292" style:family="text">
      <style:text-properties officeooo:rsid="00c2d31a" fo:background-color="transparent" loext:char-shading-value="0"/>
    </style:style>
    <style:style style:name="T293" style:family="text">
      <style:text-properties officeooo:rsid="00cd8f65" fo:background-color="transparent" loext:char-shading-value="0"/>
    </style:style>
    <style:style style:name="T294" style:family="text">
      <style:text-properties officeooo:rsid="00d60023"/>
    </style:style>
    <style:style style:name="T295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96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97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298" style:family="text">
      <style:text-properties officeooo:rsid="00e504a4"/>
    </style:style>
    <style:style style:name="T299" style:family="text">
      <style:text-properties officeooo:rsid="00f94841"/>
    </style:style>
    <style:style style:name="T300" style:family="text">
      <style:text-properties officeooo:rsid="00fc1122"/>
    </style:style>
    <style:style style:name="T301" style:family="text">
      <style:text-properties officeooo:rsid="00fe5e62"/>
    </style:style>
    <style:style style:name="T302" style:family="text">
      <style:text-properties officeooo:rsid="0106f4f7"/>
    </style:style>
    <style:style style:name="T303" style:family="text">
      <style:text-properties officeooo:rsid="010a4fce"/>
    </style:style>
    <style:style style:name="T304" style:family="text">
      <style:text-properties officeooo:rsid="0113f27b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4" text:outline-level="1"><text:span text:style-name="T288">Dr </text:span>Kyle A Oman</text:h>
      <text:p text:style-name="P65"><text:tab/><text:span text:style-name="T36">Office: +44 (0) 191 33 43011<text:tab/>Institute for Computational Cosmology</text:span></text:p>
      <text:p text:style-name="P64"><text:tab/><text:span text:style-name="T36">Mobile: +44 (0) 737 693 4098<text:tab/>Department of Physics &amp; Astronomy, Durham University</text:span></text:p>
      <text:p text:style-name="P63"><text:tab/><text:span text:style-name="T36">kyle.a.oman@durham.ac.uk</text:span><text:tab/><text:span text:style-name="T176">South Road, Durham DH1 3LE, United Kingdom<text:line-break/><text:tab/></text:span><text:a xlink:type="simple" xlink:href="https://kyleaoman.github.io/" text:style-name="Internet_20_link" text:visited-style-name="Visited_20_Internet_20_Link"><text:span text:style-name="T299">kyleaoman.github.io</text:span></text:a></text:p>
      <text:p text:style-name="P63"><text:tab/><draw:frame draw:style-name="fr1" draw:name="Image1" text:anchor-type="as-char" svg:y="-0.314cm" svg:width="0.339cm" svg:height="0.339cm" draw:z-index="0"><draw:image xlink:href="Pictures/100007E00000078B0000078BA5D6E962A0E84187.svg" xlink:type="simple" xlink:show="embed" xlink:actuate="onLoad" draw:mime-type="image/svg+xml"/><draw:image xlink:href="Pictures/1000000100000049000000492A0B15902A9E2B43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114"><text:span text:style-name="T220">Academic </text:span><text:span text:style-name="T222">Qualifications</text:span><text:span text:style-name="T216"><text:tab/></text:span></text:p>
      <text:p text:style-name="P16"><text:tab/><text:span text:style-name="T37">PhD<text:tab/></text:span><text:span text:style-name="T38">University of Victoria, Astronomy<text:tab/>Aug 201</text:span><text:span text:style-name="T44">7</text:span><text:span text:style-name="T38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16"><text:span text:style-name="T38"><text:tab/></text:span><text:span text:style-name="T37">MSc<text:tab/></text:span><text:span text:style-name="T38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16"><text:span text:style-name="T38"><text:tab/></text:span><text:span text:style-name="T37">BSc</text:span><text:span text:style-name="T38"><text:tab/>University of Waterloo, </text:span><text:span text:style-name="T39">Honours </text:span><text:span text:style-name="T38">Physics (Astrophysics spec.)<text:tab/>Jun 2011<text:line-break/><text:tab/><text:tab/>Graduated on Dean's Honour List<text:line-break/><text:tab/><text:tab/></text:span><text:span text:style-name="T39">Dissertation: “An object-oriented halo finder”<text:line-break/><text:tab/></text:span><text:span text:style-name="T38"><text:tab/></text:span><text:span text:style-name="T39">Supervisor: Michael Balogh</text:span></text:p>
      <text:p text:style-name="P106"><text:span text:style-name="T176">Employment</text:span><text:tab/></text:p>
      <text:p text:style-name="P57"><text:span text:style-name="T205"><text:tab/></text:span><text:span text:style-name="T208">Asst. Professor &amp; Royal Society Dorothy Hodgkin Fellow<text:tab/>Oct 2023 – present<text:line-break/><text:tab/> <text:s/>Institute for Computational Cosmology, Durham University</text:span></text:p>
      <text:p text:style-name="P57"><text:span text:style-name="T205"><text:tab/></text:span><text:span text:style-name="T207">Postdoctoral research associate (grade 8)</text:span><text:span text:style-name="T206"><text:tab/>Jul 2022 </text:span><text:span text:style-name="T205">– </text:span><text:span text:style-name="T208">Sept 2023</text:span><text:span text:style-name="T194"><text:line-break/><text:tab/> <text:s/>Institute for Computational Cosmology, Durham University</text:span></text:p>
      <text:p text:style-name="P30"><text:tab/>Postdoctoral research associate <text:span text:style-name="T294">(grade 7)</text:span><text:tab/>Oct 2019 – <text:span text:style-name="T294">Jun 2022</text:span><text:line-break/><text:tab/> <text:s/>Institute for Computational Cosmology, Durham University</text:p>
      <text:p text:style-name="P29"><text:tab/>Researcher (postdoctoral)<text:tab/>Oct 2017 – Sept 2019<text:line-break/><text:tab/> <text:s/>Kapteyn Astronomical Institute, Rijksuniversiteit Groningen</text:p>
      <text:p text:style-name="P25"><text:tab/><text:span text:style-name="T209">Summer research internship<text:tab/>May 2010 – Aug 2010<text:line-break/></text:span><text:span text:style-name="T4"><text:tab/> <text:s/></text:span><text:span text:style-name="T93">Department of Physics &amp; Astronomy, University of Waterloo</text:span></text:p>
      <text:p text:style-name="P25"><text:span text:style-name="T93"><text:tab/>Summer research internship<text:tab/>May 20</text:span><text:span text:style-name="T95">09</text:span><text:span text:style-name="T93"> </text:span><text:span text:style-name="T94">– </text:span><text:span text:style-name="T93">Aug 2009<text:line-break/></text:span><text:span text:style-name="T4"><text:tab/> <text:s/></text:span><text:span text:style-name="T93">Department of Physics &amp; Astronomy, University of Waterloo</text:span></text:p>
      <text:p text:style-name="P116"/>
      <text:p text:style-name="P115"><text:span text:style-name="T220">Grants, </text:span><text:span text:style-name="T223">Computing Time</text:span><text:span text:style-name="T214"> &amp; </text:span><text:span text:style-name="T218">Funding</text:span><text:span text:style-name="T214"><text:tab/></text:span></text:p>
      <text:p text:style-name="P28"><text:tab/><text:span text:style-name="T304">Matariki Network of Universities Seed Fund (GBP 24 950)<text:tab/>2024 – 2026<text:line-break/><text:tab/> <text:s/></text:span><text:span text:style-name="T9">Title: “The SWAN Universe: Simulations for Wallaby and the nearby Universe”<text:line-break/><text:tab/> <text:s/>Role: co-I, Durham University lead</text:span></text:p>
      <text:p text:style-name="P28"><text:tab/><text:span text:style-name="T303">Durham STFC Impact Acceleration Account (GBP 17 156)<text:tab/>2024<text:line-break/><text:tab/> <text:s/></text:span><text:span text:style-name="T8">Title: “Human mobility for natural disaster risk management with astrophysics<text:line-break/><text:tab/> <text:s/>techniques”<text:line-break/><text:tab/> <text:s/></text:span><text:span text:style-name="T9">Role: co-PI (with A. Dunant)</text:span></text:p>
      <text:p text:style-name="P28"><text:span text:style-name="T299"><text:tab/>Royal Society Dorothy Hodgkin Fellowship (GBP 1.</text:span><text:span text:style-name="T302">5</text:span><text:span text:style-name="T299">M)<text:tab/>2023 – 2031<text:line-break/><text:tab/> <text:s/></text:span><text:span text:style-name="T6">Title: “Key dark matter particle properties from dwarf galaxy astrophysics”</text:span></text:p>
      <text:p text:style-name="P24"><text:span text:style-name="T6"><text:tab/></text:span><text:span text:style-name="T97">DiRAC-3 Phase 2 Director’s Discretionary Time (8.84M cpu-hr)<text:tab/>2023 – 2024<text:line-break/><text:tab/> <text:s/></text:span><text:span text:style-name="T7">Title: “Simulated 21-cm survey of the Southern sky”</text:span></text:p>
      <text:p text:style-name="P24"><text:tab/><text:span text:style-name="T291">Cosmology and Astroparticle Student &amp; Postdoc Exchange Network Visitor (GBP</text:span><text:span text:style-name="T292"> </text:span><text:span text:style-name="T293">1 400</text:span><text:span text:style-name="T292">)</text:span><text:span text:style-name="T291"><text:tab/>2022</text:span><text:span text:style-name="T290"><text:line-break/><text:tab/> <text:s/></text:span><text:span text:style-name="T6">Title</text:span><text:span text:style-name="T5">: “Structure and equilibrium of simulated dwarf galaxies”</text:span><text:span text:style-name="T290"><text:tab/> <text:s/></text:span></text:p>
      <text:p text:style-name="P58"><text:span text:style-name="T202"><text:tab/>Durham University Physics Department Developing Talent Award </text:span><text:span text:style-name="T203">(GBP 4 000)</text:span><text:span text:style-name="T202"><text:tab/>2022<text:line-break/><text:tab/> <text:s/></text:span><text:span text:style-name="T33">Title</text:span><text:span text:style-name="T267">: “The fragility of dwarf galaxies used as dark matter tracers”</text:span></text:p>
      <text:p text:style-name="P113"><text:span text:style-name="T221">Scholarships</text:span><text:span text:style-name="T214"> &amp; Awards<text:tab/></text:span></text:p>
      <text:p text:style-name="P27"><text:tab/><text:span text:style-name="T294">Durham University Discretionary Award<text:tab/>202</text:span><text:span text:style-name="T300">3</text:span><text:span text:style-name="T294"><text:line-break/><text:tab/> <text:s/>GBP </text:span><text:span text:style-name="T299">5</text:span><text:span text:style-name="T294">00, Institution-level, award by nomination</text:span></text:p>
      <text:p text:style-name="P27"><text:tab/><text:span text:style-name="T294">Durham University Discretionary Award<text:tab/>2022<text:line-break/><text:tab/> <text:s/>GBP 1 000, Institution-level, award by nomination</text:span></text:p>
      <text:p text:style-name="P27"><text:tab/>RM Petrie Memorial Fellowship<text:tab/>2016 – 2017<text:line-break/><text:tab/> <text:s/>CAD 4 750, Institution-level, award by nomination</text:p>
      <text:p text:style-name="P23"><text:tab/>University of Victoria President’s Research Scholarship<text:tab/>2016<text:line-break/><text:tab/> <text:s/>CAD 4 000, Institution-level, award by nomination</text:p>
      <text:p text:style-name="P23"><text:tab/>National Science and Engineering Research Council Canada Graduate <text:tab/>2015 – 2016<text:line-break/><text:tab/><text:span text:style-name="T284">Scholarship </text:span>with Michael Smith Foreign Study Supplement<text:line-break/><text:tab/> <text:s/>CAD 76 000, National-level, top Canadian graduate research scholarship<text:line-break/><text:span text:style-name="T1"><text:tab/> <text:s/></text:span><text:span text:style-name="T6">Title</text:span><text:span text:style-name="T1">: “Remaining challenges to the standard model of cosmology: a <text:line-break/><text:tab/> <text:s/>solution to the cusp-core problem”</text:span></text:p>
      <text:p text:style-name="P26"><text:tab/>University of Victoria Graduate Award<text:tab/>2014 – 2015<text:line-break/><text:tab/> <text:s/>CAD 6 000, Institution-level, award by nomination</text:p>
      <text:p text:style-name="P23"><text:tab/>Nora and Mark DeGoutière Memorial Scholarship<text:tab/><text:span text:style-name="T284">2014<text:line-break/></text:span><text:tab/> <text:s/>CAD 11 250, Institution-level, award by nomination</text:p>
      <text:p text:style-name="P23"><text:tab/>University of Victoria Fellowship<text:tab/><text:span text:style-name="T284">2013<text:line-break/></text:span><text:tab/> <text:s/>CAD 15 000, Institution-level, award by nomination</text:p>
      <text:p text:style-name="P23"><text:soft-page-break/><text:tab/>Queen Elizabeth II Graduate Scholarship in Science and Technology<text:tab/><text:span text:style-name="T284">2012<text:line-break/></text:span><text:tab/> <text:s/>CAD 15 000, Provincial-level, research scholarship<text:line-break/><text:tab/> <text:s/><text:span text:style-name="T6">Title</text:span><text:span text:style-name="T1">: “Deconstructing Star Formation Histories from Orbits in <text:line-break/><text:tab/> <text:s/>N-Body Simulations”</text:span></text:p>
      <text:p text:style-name="P23"><text:tab/>National Science and Engineering Research Council Undergraduate Student<text:tab/><text:span text:style-name="T284">2009<text:line-break/></text:span><text:tab/>Research Award<text:line-break/><text:tab/> <text:s/>CAD 4 500, National-level, summer research scholarship</text:p>
      <text:p text:style-name="P105"><text:span text:style-name="T210">Research </text:span><text:span text:style-name="T285">student </text:span><text:span text:style-name="T210">supervision</text:span><text:tab/></text:p>
      <text:p text:style-name="P15"><text:span text:style-name="T60">I have co-supervised the thes</text:span><text:span text:style-name="T77">is work of </text:span><text:span text:style-name="T78">10</text:span><text:span text:style-name="T77"> students (3 BSc, </text:span><text:span text:style-name="T78">6</text:span><text:span text:style-name="T77"> MSc/</text:span><text:span text:style-name="T78">MPhys</text:span><text:span text:style-name="T77">, 1 PhD).</text:span><text:span text:style-name="T74"><text:tab/></text:span></text:p>
      <text:p text:style-name="P37"><text:span text:style-name="T39"><text:tab/></text:span><text:span text:style-name="T70">Summer Nuffield Foundation Research Placement Host for Matilda Hunnisett<text:tab/>Aug 2023<text:line-break/><text:tab/> <text:s/>Institute for Computational Cosmology, Durham University</text:span></text:p>
      <text:p text:style-name="P37"><text:span text:style-name="T39"><text:tab/></text:span><text:span text:style-name="T70">Summer Nuffield Foundation Research Placement Host for Piotr Stelmaszczyk<text:tab/>Aug 2023<text:line-break/><text:tab/> <text:s/>Institute for Computational Cosmology, Durham University</text:span></text:p>
      <text:p text:style-name="P37"><text:span text:style-name="T39"><text:tab/></text:span><text:span text:style-name="T68">MPhys thesis co-supervisor (with M. Swinbank) for Lauryn Tapper<text:tab/>Oct 2022 </text:span><text:span text:style-name="T40">– </text:span><text:span text:style-name="T51">present<text:line-break/></text:span><text:span text:style-name="T67"><text:tab/> <text:s/>Institute for Computational Cosmology, Durham University<text:line-break/><text:tab/> <text:s/></text:span><text:span text:style-name="T19">“A dynamic analysis of the gas within simulated galaxies”</text:span></text:p>
      <text:p text:style-name="P35"><text:span text:style-name="T74"><text:tab/></text:span><text:span text:style-name="T75">Summer undergraduate research project supervisor for Eleanor Downing<text:tab/>Jul </text:span><text:span text:style-name="T76">– </text:span><text:span text:style-name="T75">Sept 2022</text:span><text:span text:style-name="T67"><text:line-break/><text:tab/> <text:s/>Institute for Computational Cosmology, Durham University<text:line-break/><text:tab/> <text:s/></text:span><text:span text:style-name="T19">“</text:span><text:span text:style-name="T18">The diverse perturbations affecting dwarf galaxies used as dark <text:line-break/><text:tab/> <text:s/>matter tracers</text:span><text:span text:style-name="T19">”</text:span></text:p>
      <text:p text:style-name="P34"><text:span text:style-name="T39"><text:tab/></text:span><text:span text:style-name="T38">M</text:span><text:span text:style-name="T68">Phys</text:span><text:span text:style-name="T38"> thesis co-supervisor (with A. Fattahi) for Alex Cooke<text:tab/>Oct 2021 </text:span><text:span text:style-name="T40">– </text:span><text:span text:style-name="T68">Apr 2022</text:span><text:span text:style-name="T38"><text:line-break/><text:tab/> <text:s/>Institute for Computational Cosmology, Durham University<text:line-break/><text:tab/> <text:s/></text:span><text:span text:style-name="T10">“</text:span><text:span text:style-name="T17">The lives and deaths of faint satellite galaxies</text:span><text:span text:style-name="T10">”</text:span></text:p>
      <text:p text:style-name="P52"><text:span text:style-name="T185"><text:tab/></text:span><text:span text:style-name="T187">M</text:span><text:span text:style-name="T197">Phys</text:span><text:span text:style-name="T187"> thesis co-supervisor (with C. Frenk) for Richard Brooks<text:tab/>Oct 2021 </text:span><text:span text:style-name="T178">– </text:span><text:span text:style-name="T197">Apr 2022</text:span><text:span text:style-name="T187"><text:line-break/><text:tab/> <text:s/>Institute for Computational Cosmology, Durham University<text:line-break/><text:tab/> <text:s/></text:span><text:span text:style-name="T27">“</text:span><text:span text:style-name="T28">A path to revealing the nature of dark matter by neutral gas</text:span><text:span text:style-name="T27">”</text:span></text:p>
      <text:p text:style-name="P14"><text:span text:style-name="T39"><text:tab/></text:span><text:span text:style-name="T51">PhD thesis co-supervisor (</text:span><text:span text:style-name="T55">with </text:span><text:span text:style-name="T51">R. Massey, C. Frenk</text:span><text:span text:style-name="T55">)</text:span><text:span text:style-name="T51"> for Ellen Sirks<text:tab/>Jan 2020 </text:span><text:span text:style-name="T40">– </text:span><text:span text:style-name="T69">Oct 2022</text:span><text:span text:style-name="T51"><text:line-break/><text:tab/> <text:s/>Institute for Computational Cosmology, Durham University</text:span></text:p>
      <text:p text:style-name="P14"><text:span text:style-name="T51"><text:tab/></text:span><text:span text:style-name="T65">Summer Nuffield Foundation Research Placement Host for Jared Turnbull<text:tab/>Aug 2021<text:line-break/><text:tab/> <text:s/>Institute for Computational Cosmology, Durham University<text:line-break/><text:tab/> <text:s/></text:span><text:span text:style-name="T16">“Visualisations of Simulated Galaxies”</text:span></text:p>
      <text:p text:style-name="P51"><text:span text:style-name="T185"><text:tab/></text:span><text:span text:style-name="T193">M</text:span><text:span text:style-name="T197">Phys</text:span><text:span text:style-name="T180"> thesis co-supervisor (with C. Frenk) for Finn Roper<text:tab/>Jun 2020 </text:span><text:span text:style-name="T178">– </text:span><text:span text:style-name="T187">Apr 2021</text:span><text:span text:style-name="T180"><text:line-break/><text:tab/> <text:s/>Institute for Computational Cosmology, Durham University<text:line-break/></text:span><text:span text:style-name="T26"><text:tab/> <text:s/>“The effect of baryon feedback on simulated dark matter<text:line-break/><text:tab/> <text:s/>distributions”</text:span></text:p>
      <text:p text:style-name="P55"><text:span text:style-name="T185"><text:tab/></text:span><text:span text:style-name="T177">MSc thesis co-supervisor (with M. Verheijen) for Anatolii Zadvornyi<text:tab/>Sept 2019 </text:span><text:span text:style-name="T178">– </text:span><text:span text:style-name="T187">Jul 2021</text:span><text:span text:style-name="T177"><text:line-break/></text:span><text:span text:style-name="T104"><text:tab/> <text:s/>Kapteyn Institute, Rijksuniversiteit Groningen<text:line-break/><text:tab/> <text:s/></text:span><text:span text:style-name="T25">“Star formation suppression, gas consumption and stripping in<text:line-break/><text:tab/> <text:s/>cluster satellites”</text:span></text:p>
      <text:p text:style-name="P13"><text:soft-page-break/><text:span text:style-name="T39"><text:tab/></text:span><text:span text:style-name="T49">MSc thesis co-supervisor (with S. Trager) for Amit Upadhyay<text:tab/>Sept 2018 </text:span><text:span text:style-name="T40">– </text:span><text:span text:style-name="T49">Aug 2020<text:line-break/><text:tab/> <text:s/></text:span><text:span text:style-name="T50">Kapteyn Institute, Rijksuniversiteit Groningen<text:line-break/><text:tab/> <text:s/></text:span><text:span text:style-name="T14">“Star formation histories of Coma Cluster galaxies matched to <text:line-break/><text:tab/> <text:s/>simulated orbits hints at quenching around first pericentre”</text:span></text:p>
      <text:p text:style-name="P50"><text:span text:style-name="T177"><text:tab/>BSc thesis co-supervisor (with M. Verheijen) for Anatolii Zadvornyi<text:tab/>Jan 2019 </text:span><text:span text:style-name="T178">– </text:span><text:span text:style-name="T177">May 2019<text:line-break/><text:tab/> <text:s/></text:span><text:span text:style-name="T179">Kapteyn Astronomical Institute, Rijksuniversiteit Groningen<text:line-break/><text:tab/> <text:s/></text:span><text:span text:style-name="T20">“</text:span><text:span text:style-name="T14">Enviromental </text:span><text:span text:style-name="T15">s</text:span><text:span text:style-name="T14">tar </text:span><text:span text:style-name="T15">f</text:span><text:span text:style-name="T14">ormation </text:span><text:span text:style-name="T15">s</text:span><text:span text:style-name="T14">uppression in </text:span><text:span text:style-name="T15">g</text:span><text:span text:style-name="T14">alaxy </text:span><text:span text:style-name="T15">c</text:span><text:span text:style-name="T14">lusters</text:span><text:span text:style-name="T20">”</text:span></text:p>
      <text:p text:style-name="P57"><text:span text:style-name="T185"><text:tab/></text:span><text:span text:style-name="T177">BSc</text:span><text:span text:style-name="T178"> thesis co-supervisor </text:span><text:span text:style-name="T177">(with J. Navarro, A. Fattahi) </text:span><text:span text:style-name="T178">for James Lan</text:span><text:span text:style-name="T177">e</text:span><text:span text:style-name="T178"><text:tab/>Sept 2016 – </text:span><text:span text:style-name="T184">Apr</text:span><text:span text:style-name="T178"> 2017<text:line-break/></text:span><text:span text:style-name="T105"><text:tab/> <text:s/></text:span><text:span text:style-name="T106">Department of Physics &amp; Astronomy, University of Victoria</text:span><text:span text:style-name="T178"><text:line-break/><text:tab/> <text:s/></text:span><text:span text:style-name="T22">“The mysterious progenitor of the Ophiuchus stream”</text:span></text:p>
      <text:p text:style-name="P38"><text:span text:style-name="T10"><text:tab/></text:span><text:span text:style-name="T49">BSc</text:span><text:span text:style-name="T38"> thesis co-supervisor </text:span><text:span text:style-name="T51">(with J. Navarro) for </text:span><text:span text:style-name="T38">Patrick McManus<text:tab/>Sept 2016 – </text:span><text:span text:style-name="T41">Apr</text:span><text:span text:style-name="T38"> 2017<text:line-break/><text:tab/> <text:s/></text:span><text:span text:style-name="T50">Department of Physics &amp; Astronomy, University of Victoria</text:span><text:span text:style-name="T38"><text:line-break/><text:tab/> <text:s/></text:span><text:span text:style-name="T10">“</text:span><text:span text:style-name="T14">T</text:span><text:span text:style-name="T10">he effect of an impulsive gravitational perturbation on a dark <text:line-break/><text:tab/> <text:s/>matter halo”</text:span></text:p>
      <text:p text:style-name="P104"><text:span text:style-name="T79">Teaching Experience</text:span><text:tab/></text:p>
      <text:p text:style-name="P12"><text:span text:style-name="T11"><text:tab/></text:span><text:span text:style-name="T81">Course development<text:tab/>May – Aug 2015<text:line-break/><text:tab/><text:tab/></text:span><text:span text:style-name="T11">Produced new draft of laboratory manual for </text:span><text:span text:style-name="T13">University of Victoria </text:span><text:span text:style-name="T11">undergraduate<text:line-break/><text:tab/><text:tab/>introductory astronomy course, in use as of Fall 2016. Development of visualization <text:tab/><text:tab/><text:tab/><text:tab/>software for use in same </text:span><text:span text:style-name="T13">c</text:span><text:span text:style-name="T11">ourse.</text:span></text:p>
      <text:p text:style-name="P62"><text:span text:style-name="T22"><text:tab/></text:span><text:span text:style-name="T126">Substitute lecturer<text:line-break/><text:tab/><text:tab/></text:span><text:span text:style-name="T32">Lectures for courses “Introduction to astronomy; Cosmic history” (Feb-Mar 2023, <text:tab/><text:tab/><text:tab/><text:tab/>instructor C. Frenk), “Introduction to galaxies” (Mar 2017, instructor J. Navarro).</text:span></text:p>
      <text:p text:style-name="P56"><text:span text:style-name="T22"><text:tab/></text:span><text:span text:style-name="T102">G</text:span><text:span text:style-name="T101">uest lecturer<text:tab/><text:line-break/></text:span><text:span text:style-name="T23"><text:tab/><text:tab/>Lectures for courses “Representation of time travel in popular culture” (</text:span><text:span text:style-name="T24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49"><text:span text:style-name="T105"><text:tab/>Teaching Assistant</text:span><text:span text:style-name="T116">ships – 1</text:span><text:span text:style-name="T117">1</text:span><text:span text:style-name="T116"> appointments </text:span><text:span text:style-name="T117">totalling 45 months</text:span><text:span text:style-name="T116"><text:tab/>2010 – 20</text:span><text:span text:style-name="T117">22</text:span><text:span text:style-name="T116"><text:line-break/><text:tab/><text:tab/></text:span><text:span text:style-name="T29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30">demonstration and<text:tab/><text:tab/><text:tab/><text:tab/>grading for MSc scientific computing course.</text:span></text:p>
      <text:p text:style-name="P123"/>
      <text:p text:style-name="P110"><text:span text:style-name="T96">Publications</text:span><text:span text:style-name="T92"><text:tab/></text:span></text:p>
      <text:p text:style-name="P61"><text:span text:style-name="T110">I </text:span><text:span text:style-name="T118">am an author of </text:span><text:span text:style-name="T131">51</text:span><text:span text:style-name="T118"> refereed articles (</text:span><text:span text:style-name="T131">4262</text:span><text:span text:style-name="T118"> citations, H=</text:span><text:span text:style-name="T129">3</text:span><text:span text:style-name="T130">1</text:span><text:span text:style-name="T118">), of which </text:span><text:span text:style-name="T119">8</text:span><text:span text:style-name="T118"> as the first author (</text:span><text:span text:style-name="T125">7</text:span><text:span text:style-name="T131">81</text:span><text:span text:style-name="T118"> citations), and a further </text:span><text:span text:style-name="T125">21</text:span><text:span text:style-name="T118"> in which I had a major role. </text:span><text:span text:style-name="T120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20">. </text:span><text:span text:style-name="T121">I have highlighted some of my best work with a ★. </text:span><text:span text:style-name="T122">P</text:span><text:span text:style-name="T123">apers </text:span><text:span text:style-name="T122">led by students under my supervision</text:span><text:span text:style-name="T123"> are marked with a</text:span><text:span text:style-name="T135"> </text:span><text:span text:style-name="T147">†</text:span><text:span text:style-name="T297">.</text:span></text:p>
      <text:p text:style-name="P100">Pre-prints</text:p>
      <text:list text:style-name="L1">
        <text:list-item>
          <text:p text:style-name="P135"><text:span text:style-name="T161">M</text:span><text:span text:style-name="T159">accagni, de Blok, Mancera Pi</text:span><text:span text:style-name="T254">ñ</text:span><text:span text:style-name="T253">a, Ragusa, Iodice, Spavone, McGaugh, </text:span><text:span text:style-name="T239">Oman</text:span><text:span text:style-name="T253">, Oosterloo, Koribalski, Adams, Amram, Bosma, Bigiel, Brinks, Chemin, Combes, Gibson, Healy, Holwerda, J</text:span><text:span text:style-name="T159">ó</text:span><text:span text:style-name="T253">zsa, Kamphuis, Kleiner, Kurapati, Marasco, Spekkens, Veronese, Walter, Zabel and Zijlstra (2024). </text:span><text:span text:style-name="T268">MHONGOOSE discovery of a gas-rich low-surface brightness galaxy in the Dorado Group</text:span><text:span text:style-name="T253">. A&amp;A, submitted.</text:span></text:p>
        </text:list-item>
        <text:list-item>
          <text:p text:style-name="P136"><text:span text:style-name="T158">O</text:span><text:span text:style-name="T155">man</text:span><text:span text:style-name="T159">, Frenk, Crain, Lovell and Pfeffer (2024). </text:span><text:span text:style-name="T169">A warm dark matter cosmogony may yield more low-mass galaxy detections in 21-cm surveys than a cold dark matter one.</text:span><text:span text:style-name="T159"> MNRAS, submitted. </text:span><text:span text:style-name="T160">[arxiv:2401.11878]</text:span></text:p>
        </text:list-item>
        <text:list-item>
          <text:p text:style-name="P137"><text:span text:style-name="T147">Sirks, Harvey, Massey, </text:span><text:span text:style-name="T158">Oman</text:span><text:span text:style-name="T147">, Robertson, Frenk, Everett, Gill and McCleary (2023). </text:span><text:span text:style-name="T168">Hydrodynamical simulations of merging galaxy clusters: giant dark matter particle colliders, powered by gravity</text:span><text:span text:style-name="T147">. MNRAS, submitted.</text:span></text:p>
        </text:list-item>
        <text:list-item>
          <text:p text:style-name="P138"><text:span text:style-name="T147">J</text:span><text:span text:style-name="T143">ones, Sand, Karunakaran, Spekkens, </text:span><text:span text:style-name="T155">Oman</text:span><text:span text:style-name="T143">, Bennet, Besla, Crnojević, Cuillandre, Fielder, Gwyn and Mutlu-Pakdil (2023). </text:span><text:span text:style-name="T165">Gas and star formation in satellites of Milky Way analogs.</text:span><text:span text:style-name="T143"> ApJ, submitted. </text:span><text:span text:style-name="T153">[arxiv:2311.02152]</text:span></text:p>
        </text:list-item>
        <text:list-item>
          <text:p text:style-name="P139"><text:span text:style-name="T147">A</text:span><text:span text:style-name="T143">mvrosiadis, Lange, Nightingale, He, Frenk, </text:span><text:span text:style-name="T155">Oman</text:span><text:span text:style-name="T143">, Smail, Swinbank, Fragkoudi, Gadotti, Cole, Borsato, Robertson, Massey, Cao and Li (2023). </text:span><text:span text:style-name="T165">The onset of bar formation in a massive galaxy at z~3.8.</text:span><text:span text:style-name="T143"> MNRAS, submitted.</text:span></text:p>
        </text:list-item>
      </text:list>
      <text:p text:style-name="P101">Refereed publications in primary journals</text:p>
      <text:list text:continue-numbering="true" text:style-name="L1">
        <text:list-item>
          <text:p text:style-name="P140"><text:span text:style-name="T147">P</text:span><text:span text:style-name="T143">uglisi, Dudzevičiūtė, Swinbank, Gillman, Tiley, Cirasuolo, Cortese, Glazebrook, Harrison, Ibar, Molina, Obreschkow, </text:span><text:span text:style-name="T155">Oman</text:span><text:span text:style-name="T143">, Schaller, Shankar and Sharples (2023). </text:span><text:span text:style-name="T165">KURVS: The outer rotation curve shapes and dark matter fractions of z~1.5 star-forming galaxies.</text:span><text:span text:style-name="T143"> MNRAS </text:span><text:span text:style-name="T152">524: 2814</text:span><text:span text:style-name="T143">. </text:span><text:span text:style-name="T151">[arxiv:2305.04382]</text:span></text:p>
        </text:list-item>
        <text:list-item>
          <text:p text:style-name="P140"><text:span text:style-name="T147">† </text:span><text:span text:style-name="T148">Brooks, </text:span><text:span text:style-name="T157">Oman</text:span><text:span text:style-name="T148"> and Frenk (2022). </text:span><text:span text:style-name="T167">The North-South asymmetry of the ALFALFA HI velocity width function</text:span><text:span text:style-name="T148">. MNRAS </text:span><text:span text:style-name="T151">522: 4043</text:span><text:span text:style-name="T148">. [arxiv:2211.08092]</text:span></text:p>
        </text:list-item>
        <text:list-item>
          <text:p text:style-name="P141"><text:span text:style-name="T147">† </text:span><text:span text:style-name="T143">Downing and </text:span><text:span text:style-name="T155">Oman</text:span><text:span text:style-name="T143"> (2023). </text:span><text:span text:style-name="T165">The many reasons that the rotation curves of low-mass galaxies can fail as tracers of their matter distributions.</text:span><text:span text:style-name="T143"> MNRAS </text:span><text:span text:style-name="T151">522: 3318</text:span><text:span text:style-name="T143">. [arxiv:2301.05242]</text:span></text:p>
        </text:list-item>
        <text:list-item>
          <text:p text:style-name="P141"><text:span text:style-name="T147">R</text:span><text:span text:style-name="T148">eeves, Hudson and </text:span><text:span text:style-name="T157">Oman</text:span><text:span text:style-name="T148"> (2022). </text:span><text:span text:style-name="T167">Constraining satellite quenching timescales in galaxy clusters by forward-modelling stellar ages and quiescent fractions in projected phase space.</text:span><text:span text:style-name="T148"> MNRAS </text:span><text:span text:style-name="T151">522: 1779</text:span><text:span text:style-name="T148">. [arxiv:2211.09145]</text:span></text:p>
        </text:list-item>
        <text:list-item>
          <text:p text:style-name="P142"><text:span text:style-name="T147">† </text:span><text:span text:style-name="T251">Roper, </text:span><text:span text:style-name="T241">Oman</text:span><text:span text:style-name="T251">, Frenk, Ben</text:span><text:span text:style-name="T147">ítez-Llambay, Navarro and Santos-Santos (2022). </text:span><text:span text:style-name="T168">The diversity of rotation curves of simulated galaxies with cusps and cores</text:span><text:span text:style-name="T147">. MNRAS</text:span><text:span text:style-name="T150"> </text:span><text:span text:style-name="T151">521: 1316</text:span><text:span text:style-name="T147">. [arxiv:2203.16652]</text:span></text:p>
        </text:list-item>
        <text:list-item>
          <text:p text:style-name="P142"><text:soft-page-break/><text:span text:style-name="T144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156">Oman</text:span><text:span text:style-name="T144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149">(2022)</text:span><text:span text:style-name="T144">. </text:span><text:span text:style-name="T166">The Astropy project: Sustaining and growing a community-oriented open-source project and the latest major release (v5.0) of the core package.</text:span><text:span text:style-name="T144"> ApJ </text:span><text:span text:style-name="T148">935: 167</text:span><text:span text:style-name="T144">. </text:span><text:span text:style-name="T145">[arxiv:</text:span><text:span text:style-name="T146">2206.14220</text:span><text:span text:style-name="T145">]</text:span></text:p>
        </text:list-item>
        <text:list-item>
          <text:p text:style-name="P143"><text:span text:style-name="T249">Bilimogga, </text:span><text:span text:style-name="T240">Oman</text:span><text:span text:style-name="T249">, Verheijen and van der Hulst (2021). </text:span><text:span text:style-name="T266">Using EAGLE simulations to study the effect of observational constraints on determination of HI asymmetries in galaxies</text:span><text:span text:style-name="T249">. MNRAS </text:span><text:span text:style-name="T250">513: 5310</text:span><text:span text:style-name="T249">. [arxiv:2205.00675]</text:span></text:p>
        </text:list-item>
        <text:list-item>
          <text:p text:style-name="P144"><text:span text:style-name="T245">Mancera</text:span><text:span text:style-name="T243">-Piña</text:span><text:span text:style-name="T247">, </text:span><text:span text:style-name="T245">Fraternali, Oosterloo, Adams, </text:span><text:span text:style-name="T237">Oman</text:span><text:span text:style-name="T245"> and Leisman (202</text:span><text:span text:style-name="T248">2</text:span><text:span text:style-name="T245">). </text:span><text:span text:style-name="T262">No need for dark matter: resolved kinematics of the ultra-diffuse galaxy AGC 114905.</text:span><text:span text:style-name="T245"> MNRAS</text:span><text:span text:style-name="T246"> 512: 3230</text:span><text:span text:style-name="T245">. [arxiv:</text:span><text:span text:style-name="T248">2112.00017</text:span><text:span text:style-name="T245">]</text:span></text:p>
        </text:list-item>
        <text:list-item>
          <text:p text:style-name="P144"><text:span text:style-name="T144">† </text:span><text:span text:style-name="T245">Sirks, </text:span><text:span text:style-name="T237">Oman</text:span><text:span text:style-name="T245">, Robertson, Massey and Frenk (2021). </text:span><text:span text:style-name="T262">The effects of self-interacting dark matter on the stripping of galaxies that fall into clusters</text:span><text:span text:style-name="T245">. MNRAS </text:span><text:span text:style-name="T246">511: 5927</text:span><text:span text:style-name="T245">. [arxiv:2109.03257]</text:span></text:p>
        </text:list-item>
        <text:list-item>
          <text:p text:style-name="P145"><text:span text:style-name="T282">Oman</text:span><text:span text:style-name="T274"> (202</text:span><text:span text:style-name="T277">2</text:span><text:span text:style-name="T274">). </text:span><text:span text:style-name="T257">The ALFALFA </text:span><text:span text:style-name="T258">HI</text:span><text:span text:style-name="T257"> velocity width function.</text:span><text:span text:style-name="T274"> MNRAS </text:span><text:span text:style-name="T276">509:</text:span><text:span text:style-name="T274"> </text:span><text:span text:style-name="T276">3268</text:span><text:span text:style-name="T274">. [arxiv:2108.08856]</text:span></text:p>
        </text:list-item>
        <text:list-item>
          <text:p text:style-name="P145"><text:span text:style-name="T270">K</text:span><text:span text:style-name="T269">arunakaran, Spekkens, </text:span><text:span text:style-name="T279">Oman</text:span><text:span text:style-name="T269">, Simpson, Fattahi, Sand, Bennet, Crnojevi</text:span><text:span text:style-name="T163">ć</text:span><text:span text:style-name="T269">, Frenk, G</text:span><text:span text:style-name="T163">ó</text:span><text:span text:style-name="T269">mez, Grand, Jones, Marinacci, Mutlu-Pakdil, Navarro </text:span><text:span text:style-name="T273">and</text:span><text:span text:style-name="T269"> Zaritsky (2021). </text:span><text:span text:style-name="T255">Satellites around Milky Way analogs: Tension in the number and fraction of quiescent satellites seen in observations versus simulations.</text:span><text:span text:style-name="T269"> ApJ </text:span><text:span text:style-name="T275">916: 19</text:span><text:span text:style-name="T269">. [arxiv:2105.09321]</text:span></text:p>
        </text:list-item>
        <text:list-item>
          <text:p text:style-name="P146"><text:span text:style-name="T295">† </text:span><text:span text:style-name="T269">Upadhyay, </text:span><text:span text:style-name="T279">Oman</text:span><text:span text:style-name="T269"> </text:span><text:span text:style-name="T273">and</text:span><text:span text:style-name="T281"> </text:span><text:span text:style-name="T269">Trager (2021). </text:span><text:span text:style-name="T255">Star formation histories of Coma Cluster galaxies matched to simulated orbits hint at quenching around first pericenter.</text:span><text:span text:style-name="T269"> A&amp;A </text:span><text:span text:style-name="T275">652: A16</text:span><text:span text:style-name="T269">. [arxiv:2104.04388]</text:span></text:p>
        </text:list-item>
        <text:list-item>
          <text:p text:style-name="P147"><text:span text:style-name="T270">Brouwer, </text:span><text:span text:style-name="T280">Oman</text:span><text:span text:style-name="T270">, </text:span><text:span text:style-name="T271">Valentijn, Bilicki, Heymans, Hoekstra, Napolitano, Roy, Tortora, Wright, Asgari, van den Busch, Dvornik, Erben, Giblin, Graham, Hildebrandt, Hopkins, Kannawadi, Kuijken, Liske, Shan, Tr</text:span><text:span text:style-name="T164">ö</text:span><text:span text:style-name="T271">ster and Visser (202</text:span><text:span text:style-name="T272">1</text:span><text:span text:style-name="T271">). </text:span><text:span text:style-name="T256">The weak lensing radial acceleration relation: Constraining modified gravity and cold dark matter theories with KiDS-1000.</text:span><text:span text:style-name="T271"> A&amp;A </text:span><text:span text:style-name="T272">650: A113</text:span><text:span text:style-name="T271">. </text:span><text:span text:style-name="T272">[arxiv:2106.11677]</text:span></text:p>
        </text:list-item>
      </text:list>
      <text:p text:style-name="P121"/>
      <text:list text:continue-numbering="true" text:style-name="L1">
        <text:list-item>
          <text:p text:style-name="P148"><text:span text:style-name="T228">B</text:span><text:span text:style-name="T225">oard, Bozorgnia, Strigari, Grand, Fattahi, Frenk, Marinacci, Navarro and </text:span><text:span text:style-name="T233">Oman</text:span><text:span text:style-name="T225"> (2021). </text:span><text:span text:style-name="T260">Velocity-dependent J-factors for annihilation radiation from cosmological simulations.</text:span><text:span text:style-name="T225"> JCAP 2021-04: 70. </text:span><text:span text:style-name="T229">[arxiv:</text:span><text:span text:style-name="T225">2101.06284</text:span><text:span text:style-name="T229">]</text:span></text:p>
        </text:list-item>
        <text:list-item>
          <text:p text:style-name="P149"><text:span text:style-name="T234">★ Oman</text:span><text:span text:style-name="T230">, Bahé, Healy, Hess, Hudson and Verheijen (2021). </text:span><text:span text:style-name="T263">A homogeneous measurement of the delay between the onsets of gas stripping and star formation quenching in satellite galaxies of groups and clusters.</text:span><text:span text:style-name="T230"> MNRAS </text:span><text:span text:style-name="T231">501: 5073</text:span><text:span text:style-name="T230">. [arxiv:2009.00667]</text:span></text:p>
        </text:list-item>
        <text:list-item>
          <text:p text:style-name="P149"><text:span text:style-name="T230">Deason, </text:span><text:span text:style-name="T234">Oman</text:span><text:span text:style-name="T230">, Fattahi, Schaller, Jauzac, Zhang, Montes, Bahé, Dalla Vecchia, Kay and Evans (2020). </text:span><text:span text:style-name="T263">Stellar splashback: </text:span><text:span text:style-name="T264">t</text:span><text:span text:style-name="T263">he edge of the intracluster light.</text:span><text:span text:style-name="T230"> MNRAS 500: 4181. [arxiv:2010.02937]</text:span></text:p>
        </text:list-item>
        <text:list-item>
          <text:p text:style-name="P149"><text:span text:style-name="T227">Genina, Read, Frenk, Cole, Benítez-Llambay, Ludlow, Navarro, </text:span><text:span text:style-name="T235">Oman</text:span><text:span text:style-name="T227"> and Robertson (2020). </text:span><text:span text:style-name="T261">To beta or not to beta: can higher-order Jeans analysis break the mass-anisotropy degeneracy in simulated dwarfs?</text:span><text:span text:style-name="T227"> MNRAS </text:span><text:span text:style-name="T230">498: 144</text:span><text:span text:style-name="T227">. [arxiv:1911.09124]</text:span></text:p>
        </text:list-item>
        <text:list-item>
          <text:p text:style-name="P149"><text:span text:style-name="T227">Deason, Fattahi, Frenk, Grand, </text:span><text:span text:style-name="T235">Oman</text:span><text:span text:style-name="T227">, Garrison-Kimmel, Simpson and Navarro (2020). </text:span><text:span text:style-name="T261">The edge of the Galaxy.</text:span><text:span text:style-name="T227"> MNRAS 496: 3929. [arxiv:2002.09497]</text:span></text:p>
        </text:list-item>
        <text:list-item>
          <text:p text:style-name="P149"><text:span text:style-name="T227">Mancera-Piña, Fraternali, </text:span><text:span text:style-name="T235">Oman</text:span><text:span text:style-name="T227">, Adams, Bacchini, Marasco, Oosterloo, Pezzulli, Posti, Leisman, Cannon, di Teodoro, Gault, Haynes, Reiter, Rhode, Salzer and Smith (2020). </text:span><text:span text:style-name="T261">Robust HI kinematics of gas-rich ultra-diffuse galaxies: hints of a weak-feedback formation scenario.</text:span><text:span text:style-name="T227"> MNRAS 495: 3636. [arxiv:2004.14392]</text:span></text:p>
        </text:list-item>
        <text:list-item>
          <text:p text:style-name="P149"><text:span text:style-name="T227">Marasco, Posti, </text:span><text:span text:style-name="T235">Oman</text:span><text:span text:style-name="T227">, Famaey, Cresci and Fraternali (2020). </text:span><text:span text:style-name="T261">Massive disc galaxies in cosmological hydrodynamical simulations are too dark matter-dominated.</text:span><text:span text:style-name="T227"> A&amp;A, 883: L33. [arxiv:2005.01724]</text:span></text:p>
        </text:list-item>
        <text:list-item>
          <text:p text:style-name="P150"><text:span text:style-name="T227">★ Santos-Santos, Navarro, Robertson, Benítez-Llambay, </text:span><text:span text:style-name="T235">Oman</text:span><text:span text:style-name="T227">, Lovell, Frenk, Ludlow, Fattahi and Ritz (2020). </text:span><text:span text:style-name="T261">Baryonic clues to the puzzling diversity of dwarf galaxy rotation curves.</text:span><text:span text:style-name="T227"> MNRAS 495: 58. [arxiv:1911.09116]</text:span></text:p>
        </text:list-item>
        <text:list-item>
          <text:p text:style-name="P150"><text:span text:style-name="T227">Cautun, Benítez-Llambay, Deason, Frenk, Fattahi, Gómez, Grand, </text:span><text:span text:style-name="T235">Oman</text:span><text:span text:style-name="T227">, Navarro and Simpson (2020). </text:span><text:span text:style-name="T261">The Milky Way total mass profile as inferred fr</text:span><text:span text:style-name="T265">o</text:span><text:span text:style-name="T261">m Gaia DR2.</text:span><text:span text:style-name="T227"> MNRAS 494: 4291. [arxiv:1911.04557]</text:span></text:p>
        </text:list-item>
        <text:list-item>
          <text:p text:style-name="P149"><text:span text:style-name="T227">Richings, Frenk, Jenkins, Robertson, Fattahi, Grand, Navarro, Pakmor, Gómez, Marinacci and </text:span><text:span text:style-name="T235">Oman</text:span><text:span text:style-name="T227"> (2020). </text:span><text:span text:style-name="T261">Subhalo destruction in the APOSTLE and Auriga simulations.</text:span><text:span text:style-name="T227"> MNRAS 492: 5780. [arxiv:1811.12437]</text:span></text:p>
        </text:list-item>
        <text:list-item>
          <text:p text:style-name="P149"><text:span text:style-name="T296">† </text:span><text:span text:style-name="T227">Lane, Navarro, Fattahi, </text:span><text:span text:style-name="T235">Oman</text:span><text:span text:style-name="T227"> and Bovy (2020). </text:span><text:span text:style-name="T261">The Ophiuchus stream progenitor: a new type of globular cluster and its possible Sagittarius connection.</text:span><text:span text:style-name="T227"> MNRAS 492: 4164. [arxiv:1905.12633</text:span><text:span text:style-name="T226">]</text:span></text:p>
        </text:list-item>
        <text:list-item>
          <text:p text:style-name="P149"><text:span text:style-name="T227">Chauhan, Lagos, Obreschkow, Power, </text:span><text:span text:style-name="T235">Oman</text:span><text:span text:style-name="T227"> and Elahi (2019). </text:span><text:span text:style-name="T261">The HI velocity function: a test of cosmology or baryon physics?</text:span><text:span text:style-name="T227"> MNRAS 488: 5898. [arxiv:1906.06130</text:span><text:span text:style-name="T226">]</text:span></text:p>
        </text:list-item>
        <text:list-item>
          <text:p text:style-name="P149"><text:span text:style-name="T227">Genina, Frenk, Benítez-Llambay, Cole, Navarro, </text:span><text:span text:style-name="T235">Oman</text:span><text:span text:style-name="T227"> and Fattahi (2019). </text:span><text:span text:style-name="T261">The distinct stellar metallicity populations of simulated Local Group dwarfs.</text:span><text:span text:style-name="T227"> MNRAS 488: 2312. [arxiv:1812.04839]</text:span></text:p>
        </text:list-item>
      </text:list>
      <text:p text:style-name="P120"/>
      <text:list text:continue-numbering="true" text:style-name="L1">
        <text:list-item>
          <text:p text:style-name="P148"><text:span text:style-name="T227">Bose, Frenk, Jenkins, Fattahi, Gomez, Grand, Marinacci, Navarro, </text:span><text:span text:style-name="T235">Oman</text:span><text:span text:style-name="T227">, Pakmor, Schaye, Simpson and Springel (2019). </text:span><text:span text:style-name="T261">No cores in dark matter-dominated dwarf galaxies with bursty star formation histories.</text:span><text:span text:style-name="T227"> MNRAS, 486: 4790. [arxiv:1810.03635]</text:span></text:p>
        </text:list-item>
        <text:list-item>
          <text:p text:style-name="P149"><text:span text:style-name="T227">Owers, Hudson, </text:span><text:span text:style-name="T235">Oman</text:span><text:span text:style-name="T227">, Bland-Hawthron, Brough, Bryant, Cortese, Couch, Croom, van de Sande, Federrath, Groves, Hopkins, Lawrence, Lorente, McDermid, Medling, Richards, Scott, Taranu, Welker and Yi (2019). </text:span><text:span text:style-name="T261">The SAMI Galaxy Survey: Quenching of star formation in clusters I. Transition galaxies.</text:span><text:span text:style-name="T227"> ApJ 873: 52. [arxiv:1901.08185]</text:span></text:p>
        </text:list-item>
        <text:list-item>
          <text:p text:style-name="P149"><text:span text:style-name="T235">★ Oman</text:span><text:span text:style-name="T227">, Marasco, Navarro, Frenk, Schaye and Benítez-Llambay (2019). </text:span><text:span text:style-name="T261">Non-circular motions and the diversity of dwarf galaxy rotation curves.</text:span><text:span text:style-name="T227"> MNRAS 482: 821. [arxiv:1706.07478]</text:span></text:p>
        </text:list-item>
        <text:list-item>
          <text:p text:style-name="P149"><text:span text:style-name="T227">Digby, Navarro, Fattahi, Simpson, </text:span><text:span text:style-name="T235">Oman</text:span><text:span text:style-name="T227">, Gomez, Frenk, Grand and Pakmor (2018). </text:span><text:span text:style-name="T261">The star formation histories of dwarf galaxies in Local Group cosmological simulations.</text:span><text:span text:style-name="T227"> MNRAS 485: 5423. [arxiv:1812.04839]</text:span></text:p>
        </text:list-item>
        <text:list-item>
          <text:p text:style-name="P149"><text:span text:style-name="T227">Mancera-Piña, Fraternali, Adams, Marasco, Oosterloo, </text:span><text:span text:style-name="T235">Oman</text:span><text:span text:style-name="T227">, Leisman, di Teodoro, Posti, Battipaglia, Cannon, Gault, Haynes, Janowiecki, McAllan, Pagel, Reiter, Rhode, Salzer and Smith (2019). </text:span><text:span text:style-name="T261">Off the baryonic Tully-Fisher relation: a population of baryon-dominated ultra-diffuse galaxies.</text:span><text:span text:style-name="T227"> ApJL 883: 33. [arxiv:1909.01363]</text:span></text:p>
        </text:list-item>
        <text:list-item>
          <text:p text:style-name="P149"><text:span text:style-name="T227">Fattahi, Navarro, Frenk, </text:span><text:span text:style-name="T235">Oman</text:span><text:span text:style-name="T227">, Sawala and Schaller (2018). </text:span><text:span text:style-name="T261">Tidal stripping and the structure of dwarf galaxies in the Local Group.</text:span><text:span text:style-name="T227"> MNRAS 476: 3816. [arxiv:1707.03898]</text:span></text:p>
        </text:list-item>
        <text:list-item>
          <text:p text:style-name="P125"><text:span text:style-name="T243">N</text:span><text:span text:style-name="T244">a</text:span><text:span text:style-name="T243">varro, Yozin, Loewen, Benítez-Llambay, Fattahi, Frenk, </text:span><text:span text:style-name="T236">Oman</text:span><text:span text:style-name="T243">, Schaye and Theuns (2018). </text:span><text:span text:style-name="T261">The innate origin of radial and vertical gradients in a simulated galaxy disc.</text:span><text:span text:style-name="T243"> MNRAS 476: 3648. [arxiv:1709.01040]</text:span></text:p>
        </text:list-item>
        <text:list-item>
          <text:p text:style-name="P125"><text:span text:style-name="T243">Marasco, </text:span><text:span text:style-name="T236">Oman</text:span><text:span text:style-name="T243">, Navarro, Frenk and Oosterloo (2018). </text:span><text:span text:style-name="T261">Bars in dark-matter-dominated dwarf galaxy discs.</text:span><text:span text:style-name="T243"> MNRAS 476: 2168. [arxiv:1711.09914]</text:span></text:p>
        </text:list-item>
        <text:list-item>
          <text:p text:style-name="P125"><text:span text:style-name="T243">Genina, <text:s/>Benítez-Llambay, Frenk, Cole, Fattahi, Navarro, </text:span><text:span text:style-name="T236">Oman</text:span><text:span text:style-name="T243">, Sawala and Theuns (2018). </text:span><text:span text:style-name="T261">The core-cusp problem: a matter of perspective.</text:span><text:span text:style-name="T243"> MNRAS 474: 1398. [arxiv:1707.06303]</text:span></text:p>
        </text:list-item>
        <text:list-item>
          <text:p text:style-name="P125"><text:span text:style-name="T243">Navarro, Benítez-Llambay, Fattahi, Frenk, Ludlow, </text:span><text:span text:style-name="T236">Oman</text:span><text:span text:style-name="T243">, Schaller and Theuns (2017). </text:span><text:span text:style-name="T261">The origin of the mass discrepancy-acceleration relation in ΛCDM.</text:span><text:span text:style-name="T243"> MNRAS 471: 1841. [arxiv:1612.06329]</text:span></text:p>
        </text:list-item>
        <text:list-item>
          <text:p text:style-name="P125"><text:span text:style-name="T243">Campbell, Frenk, Jenkins, Eke, Navarro, Sawala, Schaller, Fattahi, </text:span><text:span text:style-name="T236">Oman</text:span><text:span text:style-name="T243"> and Theuns (2017). </text:span><text:span text:style-name="T261">Knowing the unknowns: uncertainties in simple estimators of dynamical masses.</text:span><text:span text:style-name="T243"> MNRAS 469: 2335. [arxiv:1603.04443]</text:span></text:p>
        </text:list-item>
        <text:list-item>
          <text:p text:style-name="P125"><text:span text:style-name="T243">Wang, Fattahi, Cooper, Sawala, Strigari, Frenk, Navarro, </text:span><text:span text:style-name="T236">Oman</text:span><text:span text:style-name="T243"> and Schaller (2017). </text:span><text:span text:style-name="T261">Tidal features of classical Milky Way satellites in a Λ cold dark matter universe.</text:span><text:span text:style-name="T243"> MNRAS 468: 4887. [arxiv:1611.00778]</text:span></text:p>
        </text:list-item>
        <text:list-item>
          <text:p text:style-name="P125"><text:span text:style-name="T243">Sawala, Pihajoki, Johansson, Frenk, Navarro, </text:span><text:span text:style-name="T236">Oman</text:span><text:span text:style-name="T243"> and White (2017). </text:span><text:span text:style-name="T261">Shaken and stirred: The Milky Way's dark substructures.</text:span><text:span text:style-name="T243"> MNRAS 467: 4383. [arxiv:1609.01718]</text:span></text:p>
        </text:list-item>
        <text:list-item>
          <text:p text:style-name="P126"><text:span text:style-name="T243">Ludlow, Benítez-Llambay, Schaller, Theuns, Frenk, Bower, Schaye, Crain, Navarro, Fattahi and </text:span><text:span text:style-name="T236">Oman</text:span><text:span text:style-name="T243"> (2017). </text:span><text:span text:style-name="T261">The Mass-discrepancy acceleration relation: a natural outcome of galaxy formation in CDM halos.</text:span><text:span text:style-name="T243"> Phys Rev Lett 118: 161103. [arxiv:1610.07663]</text:span></text:p>
        </text:list-item>
      </text:list>
      <text:p text:style-name="P119"/>
      <text:list text:continue-numbering="true" text:style-name="L1">
        <text:list-item>
          <text:p text:style-name="P127"><text:span text:style-name="T243">Benítez-Llambay, Navarro, Frenk, Sawala, </text:span><text:span text:style-name="T236">Oman</text:span><text:span text:style-name="T243">, Fattahi, Schaller, Schaye, Crain and Theuns (2017). </text:span><text:span text:style-name="T261">The properties of “dark” LCDM haloes in the Local Group.</text:span><text:span text:style-name="T243"> MNRAS 465: 3913. [arxiv:1609.01301]</text:span></text:p>
        </text:list-item>
        <text:list-item>
          <text:p text:style-name="P125"><text:span text:style-name="T243">Starkenburg, </text:span><text:span text:style-name="T236">Oman</text:span><text:span text:style-name="T243">, Navarro, Crain, Fattahi, Frenk, Sawala and Schaye (2017). </text:span><text:span text:style-name="T261">The oldest and most pristine stars in the APOSTLE Local Group simulations.</text:span><text:span text:style-name="T243"> MNRAS 465: 2212. [arxiv:1609.05214]</text:span></text:p>
        </text:list-item>
        <text:list-item>
          <text:p text:style-name="P125"><text:span text:style-name="T243">Sales, Navarro, </text:span><text:span text:style-name="T236">Oman</text:span><text:span text:style-name="T243">, Fattahi, Ferrero, Abadi, Bower, Crain, Frenk, Sawala, Schaller, Schaye, Theuns and White (2016). </text:span><text:span text:style-name="T261">The low-mass end of the baryonic Tully-Fisher relation.</text:span><text:span text:style-name="T243"> MNRAS 464: 2419. [arxiv:1602.02155]</text:span></text:p>
        </text:list-item>
        <text:list-item>
          <text:p text:style-name="P125"><text:span text:style-name="T236">Oman</text:span><text:span text:style-name="T243"> and Hudson (2016). </text:span><text:span text:style-name="T261">Satellite quenching timescales in clusters from projected phase space measurements matched to simulated orbits.</text:span><text:span text:style-name="T243"> MNRAS, 463: 3083. [arxiv:1607.07934]</text:span></text:p>
        </text:list-item>
        <text:list-item>
          <text:p text:style-name="P125"><text:span text:style-name="T243">Schaller, Frenk, Fattahi, Navarro, </text:span><text:span text:style-name="T236">Oman</text:span><text:span text:style-name="T243"> and Sawala (2016). </text:span><text:span text:style-name="T261">The low abundance and insignificance of dark discs in simulated Milky Way galaxies.</text:span><text:span text:style-name="T243"> MNRAS 461: L56. [arxiv:1605.02770]</text:span></text:p>
        </text:list-item>
        <text:list-item>
          <text:p text:style-name="P125"><text:span text:style-name="T236">Oman</text:span><text:span text:style-name="T243">, Navarro, Sales, Fattahi, Frenk, Sawala, Schaller and White (2016). </text:span><text:span text:style-name="T261">Missing dark matter in dwarf galaxies?</text:span><text:span text:style-name="T243"> MNRAS 460: 3610. [arxiv:1601.01026]</text:span></text:p>
        </text:list-item>
        <text:list-item>
          <text:p text:style-name="P125"><text:span text:style-name="T243">Sawala, Frenk, Fattahi, Navarro, Bower, Crain, Dalla Vecchia, Furlong, Helly, Jenkins, </text:span><text:span text:style-name="T236">Oman</text:span><text:span text:style-name="T243">, Schaller, Schaye, Theuns, Trayford and White (2016). </text:span><text:span text:style-name="T261">The APOSTLE simulations: solutions to the Local Group's cosmic puzzles.</text:span><text:span text:style-name="T243"> MNRAS 457: 1931. [arxiv:1511.01098]</text:span></text:p>
        </text:list-item>
        <text:list-item>
          <text:p text:style-name="P125"><text:span text:style-name="T243">Fattahi, Navarro, Sawala, Frenk, </text:span><text:span text:style-name="T236">Oman</text:span><text:span text:style-name="T243">, Crain, Furlong, Schaller, Schaye, Theuns and Jenkins (2016). </text:span><text:span text:style-name="T261">The APOSTLE project: Local Group kinematic mass constraints and simulation candidate selection.</text:span><text:span text:style-name="T243"> MNRAS 457: 844. [arxiv:1507.03643]</text:span></text:p>
        </text:list-item>
        <text:list-item>
          <text:p text:style-name="P125"><text:span text:style-name="T236">★ Oman</text:span><text:span text:style-name="T243">, Navarro, Fattahi, Frenk, Sawala, White, Bower, Crain, Furlong, Schaller, Schaye and Theuns (2015). </text:span><text:span text:style-name="T261">The unexpected diversity of dwarf galaxy rotation curves.</text:span><text:span text:style-name="T243"> MNRAS. 452: 3650. [arxiv:1504.01437]</text:span></text:p>
        </text:list-item>
        <text:list-item>
          <text:p text:style-name="P128"><text:span text:style-name="T243">Taranu, Hudson, Balogh, Smith, Power, </text:span><text:span text:style-name="T236">Oman</text:span><text:span text:style-name="T243">, Krane (2014). </text:span><text:span text:style-name="T261">Quenching star formation in cluster galaxies.</text:span><text:span text:style-name="T243"> MNRAS 440: 1934. [arxiv:1211.3411]</text:span></text:p>
        </text:list-item>
        <text:list-item>
          <text:p text:style-name="P128"><text:span text:style-name="T236">Oman</text:span><text:span text:style-name="T243">, Hudson and Behroozi (2013). </text:span><text:span text:style-name="T261">Disentangling satellite galaxy populations using orbit tracking in simulations.</text:span><text:span text:style-name="T243"> MNRAS 431: 2307. [arxiv:1301.6757]</text:span></text:p>
        </text:list-item>
      </text:list>
      <text:p text:style-name="P96"><text:span text:style-name="T227">O</text:span><text:span text:style-name="T225">ther refereed publications</text:span></text:p>
      <text:list text:continue-numbering="true" text:style-name="L1">
        <text:list-item>
          <text:p text:style-name="P125"><text:span text:style-name="T238">Oman</text:span><text:span text:style-name="T242">, Starkenburg and Navarro (2018). </text:span><text:span text:style-name="T265">The “building blocks” of stellar haloes.</text:span><text:span text:style-name="T242"> Galaxies 5: 33. [arxiv:1708.00929]</text:span></text:p>
          <text:p text:style-name="P129">Non-refereed publications &amp; software</text:p>
        </text:list-item>
        <text:list-item>
          <text:p text:style-name="P130"><text:span text:style-name="T38">Read, Steger, Walker, Genina, Frenk, Cole, </text:span><text:span text:style-name="T232">Ben</text:span><text:span text:style-name="T171">ítez-Llambay, </text:span><text:span text:style-name="T170">Ludlow, Navarro, </text:span><text:span text:style-name="T172">Oman</text:span><text:span text:style-name="T170">, Robertson, Collins, Ibata, Rich, Martin, Peñarrubia. Chapman, Tollerud and Weisz (2023). </text:span><text:span text:style-name="T165">GravSphere: Jeans modelling code.</text:span><text:span text:style-name="T170"> Astrophysics Source Code Library 2312.009.</text:span></text:p>
        </text:list-item>
        <text:list-item>
          <text:p text:style-name="P131"><text:span text:style-name="T37">Oman</text:span><text:span text:style-name="T38">, Brouwer, Ludlow and Navarro (2020). </text:span><text:span text:style-name="T10">Observational constraints on the slope of the radial acceleration relation at low accelerations.</text:span><text:span text:style-name="T38"> [arxiv:2006.06700]</text:span></text:p>
        </text:list-item>
        <text:list-item>
          <text:p text:style-name="P132"><text:span text:style-name="T37">Oman</text:span> (2019). <text:span text:style-name="T1">MARTINI: Mock spatially resolved spectral line observations of simulated galaxies.</text:span> Astrophysics Source Code Library 1911.005.</text:p>
        </text:list-item>
      </text:list>
      <text:p text:style-name="P122"/>
      <text:list text:continue-numbering="true" text:style-name="L1">
        <text:list-item>
          <text:p text:style-name="P133"><text:span text:style-name="T233">Oman</text:span><text:span text:style-name="T225"> (2017). </text:span><text:span text:style-name="T260">The APOSTLE simulations: Rotation curves derived from synthetic 21-cm observations.</text:span><text:span text:style-name="T225"> Rediscovering our Galaxy, Proceedings of the IAU Symposium 334: 213. [arXiv: 1712.02562]</text:span></text:p>
        </text:list-item>
        <text:list-item>
          <text:p text:style-name="P134"><text:span text:style-name="T269">Fattahi, Navarro, Sawala, Frenk, Sales, </text:span><text:span text:style-name="T279">Oman</text:span><text:span text:style-name="T269">, Schaller and Wang (2016). </text:span><text:span text:style-name="T255">The cold dark matter content of Galactic dwarf spheroidals: no cores, no failures, no problem.</text:span><text:span text:style-name="T269"> [arxiv:1607.06479]</text:span></text:p>
        </text:list-item>
        <text:list-item>
          <text:p text:style-name="P134"><text:span text:style-name="T278">Sawala, Frenk, Fattahi, Navarro, Bower, Crain, Dalla Vecchia, Furlong, Helly, Jenkins, </text:span><text:span text:style-name="T283">Oman</text:span><text:span text:style-name="T278">, Scahller, Schaye, Theuns, Trayford and White (2014). </text:span><text:span text:style-name="T259">Local Group galaxies emerge from the dark.</text:span><text:span text:style-name="T278"> [arxiv:1412.2748]</text:span></text:p>
        </text:list-item>
      </text:list>
      <text:p text:style-name="P94"><text:span text:style-name="T174">Conferences and Workshops</text:span><text:tab/></text:p>
      <text:p text:style-name="P57"><text:span text:style-name="T111"><text:tab/></text:span><text:span text:style-name="T128">Contributed talk at “Towards unified sub-grid prescriptions for galaxy modeling”<text:tab/>Sept 2023<text:line-break/><text:tab/> <text:s/>Lorentz Centre, Leiden, The Netherlands</text:span></text:p>
      <text:p text:style-name="P57"><text:span text:style-name="T111"><text:tab/></text:span><text:span text:style-name="T128">Contributed talk at “FiatLux”<text:tab/>Jun 2023<text:line-break/><text:tab/> <text:s/>Centro Mariapoli, Castel Gandolfo, Italy</text:span></text:p>
      <text:p text:style-name="P57"><text:span text:style-name="T111"><text:tab/></text:span><text:span text:style-name="T126">Contributed talk at </text:span><text:span text:style-name="T127">“Pathfinder HI Survey Coordination Committee workshop”<text:tab/></text:span><text:span text:style-name="T126">Mar 2023<text:line-break/><text:tab/> <text:s/>University of Cape Town, Cape Town, South Africa</text:span></text:p>
      <text:p text:style-name="P54"><text:span text:style-name="T111"><text:tab/></text:span><text:span text:style-name="T126">Poster at “IAUS 379: Dynamical masses of Local Group galaxies”<text:tab/>Mar 2023<text:line-break/><text:tab/> <text:s/>Telegrafenberg, Potsdam, Germany</text:span></text:p>
      <text:p text:style-name="P59"><text:span text:style-name="T111"><text:tab/></text:span><text:span text:style-name="T114">Contributed talk at “Virgo meeting”<text:tab/>Jul 2022<text:line-break/><text:tab/> <text:s/></text:span><text:span text:style-name="T115">Max-Planck Institute for Astrophysics, Garching, Germany</text:span></text:p>
      <text:p text:style-name="P48"><text:span text:style-name="T111"><text:tab/></text:span><text:span text:style-name="T113">Contributed</text:span><text:span text:style-name="T112"> talk at “</text:span><text:span text:style-name="T113">EAS2022/</text:span><text:span text:style-name="T112">SS8: D</text:span><text:span text:style-name="T133">warf galaxies beyond the Local Group”</text:span><text:span text:style-name="T134"><text:tab/></text:span><text:span text:style-name="T133">Jun 2022<text:line-break/><text:tab/> <text:s/>Valencia Conference Centre, Valencia, Spain</text:span></text:p>
      <text:p text:style-name="P95"><text:span text:style-name="T111"><text:tab/></text:span><text:span text:style-name="T113">Poster</text:span><text:span text:style-name="T112"> at “EAS2022/S4: Satellite galaxies and tidal streams”</text:span><text:span text:style-name="T111"><text:tab/></text:span><text:span text:style-name="T112">Jun 2022<text:line-break/><text:tab/> <text:s/>Valencia Conference Centre, Valencia, Spain</text:span></text:p>
      <text:p text:style-name="P47"><text:span text:style-name="T134"><text:tab/></text:span><text:span text:style-name="T133">Invited talk at “EAS2022/SS5: Neutral hydrogen”</text:span><text:span text:style-name="T134"><text:tab/></text:span><text:span text:style-name="T133">Jun 2022</text:span><text:span text:style-name="T112"><text:line-break/><text:tab/> <text:s/>Valencia Conference Centre, Valencia, Spain</text:span></text:p>
      <text:p text:style-name="P89"><text:tab/>Contributed talk at “Durham Edinburgh Exchange”<text:tab/>Jan 2022<text:line-break/><text:tab/> <text:s/>Virtual meeting</text:p>
      <text:p text:style-name="P71"><text:span text:style-name="T39"><text:tab/></text:span><text:span text:style-name="T66">Contributed talk at “Heraeus Seminar: Astrophysical windows on dark matter”<text:tab/>Nov 2021<text:line-break/><text:tab/> <text:s/>The Royal Society, London, United Kingdom</text:span></text:p>
      <text:p text:style-name="P70"><text:span text:style-name="T39"><text:tab/></text:span><text:span text:style-name="T61">Contributed talk </text:span><text:span text:style-name="T64">&amp; 2 posters</text:span><text:span text:style-name="T61"> at “National Astronomy Meeting 2021”<text:tab/>Jul 2021<text:line-break/><text:tab/> <text:s/>Virtual meeting</text:span></text:p>
      <text:p text:style-name="P69"><text:span text:style-name="T39"><text:tab/></text:span><text:span text:style-name="T61">SOC at “EAS2021/SS24: The role of nurture on the SF cycle in satellite </text:span><text:span text:style-name="T62">galaxies</text:span><text:span text:style-name="T61">”<text:tab/>Jun 2021<text:line-break/><text:tab/> <text:s/>Virtual meeting</text:span></text:p>
      <text:p text:style-name="P69"><text:span text:style-name="T39"><text:tab/></text:span><text:span text:style-name="T53">Contributed talk at “Durham Edinburgh Exchange”</text:span><text:span text:style-name="T39"><text:tab/></text:span><text:span text:style-name="T53">Jan 2021<text:line-break/><text:tab/> <text:s/>Virtual meeting</text:span></text:p>
      <text:p text:style-name="P88"><text:tab/>Contributed talk at “South American Dark Matter”<text:tab/>Dec 2020<text:line-break/><text:tab/> <text:s/>Virtual meeting</text:p>
      <text:p text:style-name="P88"><text:soft-page-break/><text:tab/>Contributed talk at “WALLABY Science Day”<text:tab/>Nov 2020<text:line-break/><text:tab/> <text:s/>Virtual meeting</text:p>
      <text:p text:style-name="P68"><text:span text:style-name="T39"><text:tab/></text:span><text:span text:style-name="T52">Invited talk at “Pathfinder HI Survey Coordination Committee workshop”<text:tab/>May 2020<text:line-break/><text:tab/> <text:s/>Virtual meeting</text:span></text:p>
      <text:p text:style-name="P67"><text:span text:style-name="T39"><text:tab/></text:span><text:span text:style-name="T52">Participant at “Virgo meeting”<text:tab/>Jan 2020<text:line-break/><text:tab/> <text:s/>Durham University, Durham, United Kingdom</text:span></text:p>
      <text:p text:style-name="P67"><text:span text:style-name="T39"><text:tab/></text:span><text:span text:style-name="T52">Contributed talk at “Durham Edinburgh Exchange”<text:tab/>Jan 2020<text:line-break/><text:tab/> <text:s/>Durham University, Durham, United Kingdom</text:span></text:p>
      <text:p text:style-name="P67"><text:span text:style-name="T39"><text:tab/></text:span><text:span text:style-name="T52">Contributed talk at “Galaxy evolution in a new era of HI surveys”<text:tab/>Aug 2019<text:line-break/><text:tab/> <text:s/>Munich Institute for Astro- and Particle Physics, Munich, Germany</text:span></text:p>
      <text:p text:style-name="P67"><text:span text:style-name="T39"><text:tab/></text:span><text:span text:style-name="T52">Contributed talk at “CosmoDwarfs”<text:tab/>Jul 2019<text:line-break/><text:tab/> <text:s/>Durham University, Durham, United Kingdom</text:span></text:p>
      <text:p text:style-name="P74"><text:span text:style-name="T38"><text:tab/></text:span><text:span text:style-name="T52">Contributed t</text:span><text:span text:style-name="T45">alk at “Computational cosmology”<text:tab/>Dec 2018<text:line-break/><text:tab/> <text:s/>Lorentz Centre, Leiden, The Netherlands</text:span></text:p>
      <text:p text:style-name="P66"><text:span text:style-name="T39"><text:tab/></text:span><text:span text:style-name="T45">Participant at </text:span><text:span text:style-name="T39">“</text:span><text:span text:style-name="T45">Blaauw Workshop: Galaxy dynamics in the current era”<text:tab/>Nov 2018<text:line-break/><text:tab/> <text:s/>Kapteyn Institute, Groningen, The Netherlands</text:span></text:p>
      <text:p text:style-name="P73"><text:span text:style-name="T38"><text:tab/></text:span><text:span text:style-name="T45">Contributed talk at “The HI/Story of the nearby Universe”<text:tab/>Sept 2018<text:line-break/><text:tab/> <text:s/>Kapteyn Institute/ASTRON, Groningen, The Netherlands</text:span></text:p>
      <text:p text:style-name="P66"><text:span text:style-name="T39"><text:tab/></text:span><text:span text:style-name="T45">Contributed talk at “Tensions in the LCDM paradigm”<text:tab/>May 2018<text:line-break/><text:tab/> <text:s/>Mainz Institute for Theoretical Physics, Mainz, Germany</text:span></text:p>
      <text:p text:style-name="P72"><text:span text:style-name="T38"><text:tab/></text:span><text:span text:style-name="T45">Poster at “The small-scale structure of cold(?) dark matter”<text:tab/>Ap</text:span><text:span text:style-name="T62">r</text:span><text:span text:style-name="T45"> 2018<text:line-break/><text:tab/> <text:s/>Kavli Institute for Theoretical Physics, Santa Barbara, USA</text:span></text:p>
      <text:p text:style-name="P66"><text:span text:style-name="T39"><text:tab/></text:span><text:span text:style-name="T45">Contributed talk at “Virgo meeting”<text:tab/>Dec 2017<text:line-break/><text:tab/> <text:s/>Max-Planck Institute for Astrophysics, Garching, Germany</text:span></text:p>
      <text:p text:style-name="P11"><text:span text:style-name="T87"><text:tab/>Invited talk at </text:span><text:span text:style-name="T12">“</text:span><text:span text:style-name="T87">IAUS 334: Rediscovering our Galaxy”<text:tab/>Jul 2017<text:line-break/><text:tab/> <text:s/>Telegrafenberg, Potsdam, Germany</text:span></text:p>
      <text:p text:style-name="P39"><text:span text:style-name="T80"><text:tab/></text:span><text:span text:style-name="T85">Contributed talk at “On the origin of baryonic galaxy haloes”<text:tab/>Mar 2017<text:line-break/><text:tab/> <text:s/>Observat</text:span><text:span text:style-name="T138">o</text:span><text:span text:style-name="T85">rio Astron</text:span><text:span text:style-name="T138">ómico de Quit</text:span><text:span text:style-name="T142">o</text:span><text:span text:style-name="T138">, Galapagos Islands, Ecuador</text:span></text:p>
      <text:p text:style-name="P97"><text:tab/>Contributed talk at “Northwest astronomy meeting”<text:tab/>Oct 2016<text:line-break/><text:tab/> <text:s/>Western Washington University, Bellingham, USA</text:p>
      <text:p text:style-name="P98"><text:tab/>Contributed talk at “Dark matter in the Milky Way”<text:tab/>May 2016<text:line-break/><text:tab/> <text:s/>Johannes Gutenburg University, Mainz, Germany</text:p>
      <text:p text:style-name="P99"><text:tab/>Contributed talk at “Dark matter on the smallest scales”<text:tab/>Apr 2016<text:line-break/><text:tab/> <text:s/>University of Leiden, Leiden, Netherlands</text:p>
      <text:p text:style-name="P97"><text:tab/>Contributed talk at “Potsdam thinkshop XIII: Near field cosmology”<text:tab/>Mar 2016<text:line-break/><text:tab/> <text:s/>Innsbruck University Centre, Obergurgl, Austria</text:p>
      <text:p text:style-name="P97"/>
      <text:p text:style-name="P10"><text:span text:style-name="T138"><text:tab/></text:span><text:span text:style-name="T140">Participant at “HiPACC Summer School: AstroInformatics”<text:tab/>Aug 2012<text:line-break/><text:tab/> <text:s/>University of California </text:span><text:span text:style-name="T141">at </text:span><text:span text:style-name="T140">San Diego, San Diego, USA</text:span></text:p>
      <text:p text:style-name="P9"><text:span text:style-name="T138"><text:tab/></text:span><text:span text:style-name="T139">Poster at “Star formation and gas reservoirs in nearby groups and clusters”<text:tab/>Jul 2012<text:line-break/><text:tab/> <text:s/>Union College, Schenectady, USA</text:span></text:p>
      <text:p text:style-name="P103"><text:span text:style-name="T137">Invited </text:span><text:span text:style-name="T224">Colloquia &amp; </text:span><text:span text:style-name="T137">Seminars</text:span><text:tab/></text:p>
      <text:p text:style-name="P87"><text:tab/><text:span text:style-name="T301">Colloquium: Cardiff University School of Physics &amp; Astronomy, UK<text:tab/>Nov 2023</text:span></text:p>
      <text:p text:style-name="P87"><text:tab/><text:span text:style-name="T298">Seminar: University of Edinburgh Institute for Astronomy, UK<text:tab/>Nov 2022</text:span></text:p>
      <text:p text:style-name="P90"><text:tab/>Seminar: University College London Cosmoparticle Initiative, UK<text:tab/>Mar 2022</text:p>
      <text:p text:style-name="P86"><text:tab/>Seminar: International Centre for Radio Astronomy Research, Australia<text:tab/>Aug 2021</text:p>
      <text:p text:style-name="P81"><text:span text:style-name="T224"><text:tab/>Colloquium: </text:span><text:span text:style-name="T212">Queen’s University Department of Physics and Astronomy, Canada<text:tab/>Jan 202</text:span><text:span text:style-name="T213">1</text:span></text:p>
      <text:p text:style-name="P46"><text:span text:style-name="T108"><text:tab/></text:span><text:span text:style-name="T107">Seminar</text:span><text:span text:style-name="T109">: </text:span><text:span text:style-name="T110">University of Nottingham School of Physics and Astronomy, UK<text:tab/>Dec 2020</text:span></text:p>
      <text:p text:style-name="P80"><text:span text:style-name="T211"><text:tab/></text:span><text:span text:style-name="T289">Seminar</text:span><text:span text:style-name="T224">: </text:span><text:span text:style-name="T212">Oxford University Department of Physics, UK<text:tab/>Oct 2020</text:span></text:p>
      <text:p text:style-name="P80"><text:span text:style-name="T211"><text:tab/></text:span><text:span text:style-name="T224">Seminar: </text:span><text:span text:style-name="T211">Universidade Federal do Esp</text:span><text:span text:style-name="T162">í</text:span><text:span text:style-name="T211">rito Santo Department of Physics, Brazil<text:tab/>Jul 2020</text:span></text:p>
      <text:p text:style-name="P85"><text:tab/><text:span text:style-name="T224">Colloquium: </text:span>University of Edinburgh Institute for Astronomy, UK<text:tab/>Feb 2020</text:p>
      <text:p text:style-name="P79"><text:tab/><text:span text:style-name="T224">Seminar: </text:span><text:span text:style-name="T211">Deutsches Elektronen-Synchrotron DESY, Germany<text:tab/>Nov 2019</text:span></text:p>
      <text:p text:style-name="P84"><text:tab/><text:span text:style-name="T224">Seminar: </text:span>University of Surrey Physics Department, UK<text:tab/>Sept 2017</text:p>
      <text:p text:style-name="P78"><text:tab/><text:span text:style-name="T224">Seminar: </text:span>University of Cambridge Institute of Astronomy, UK<text:tab/>May 2016</text:p>
      <text:p text:style-name="P77"><text:tab/><text:span text:style-name="T224">Seminar: </text:span>Astrophysics Institute Potsdam, Germany<text:tab/>Apr 2016</text:p>
      <text:p text:style-name="P77"><text:tab/><text:span text:style-name="T224">Seminar: </text:span>University of Washington Physics &amp; Astronomy Department, USA<text:tab/>Feb 2016</text:p>
      <text:p text:style-name="P77"><text:tab/><text:span text:style-name="T224">Seminar: </text:span>University of Waterloo Physics &amp; Astronomy Department, Canada<text:tab/>Dec 2014</text:p>
      <text:p text:style-name="P117"><text:span text:style-name="T217">Public Talks &amp; Outreach</text:span><text:span text:style-name="T216"><text:tab/></text:span></text:p>
      <text:p text:style-name="P60"><text:span text:style-name="T111"><text:tab/></text:span><text:span text:style-name="T132">Caf</text:span><text:span text:style-name="T154">é</text:span><text:span text:style-name="T252"> Scientifique Durham speaker<text:tab/>May 2024</text:span></text:p>
      <text:p text:style-name="P60"><text:span text:style-name="T111"><text:tab/></text:span><text:span text:style-name="T128">Street Cosmos at Blackhall demonstrator<text:tab/>Aug 2023</text:span></text:p>
      <text:p text:style-name="P57"><text:span text:style-name="T111"><text:tab/></text:span><text:span text:style-name="T124">Ogden Centre for Fundamental Physics </text:span><text:span text:style-name="T31">Ogden@20</text:span><text:span text:style-name="T124"> open day demonstrator<text:tab/>Nov 2022</text:span></text:p>
      <text:p text:style-name="P93"><text:span text:style-name="T185"><text:tab/></text:span><text:span text:style-name="T198">Celebrate Science! Durham demonstrator<text:tab/>Oct 2022</text:span></text:p>
      <text:p text:style-name="P92"><text:span text:style-name="T185"><text:tab/></text:span><text:span text:style-name="T188">Public talk: Sunderland Astronomical Society<text:tab/>Nov 2021</text:span></text:p>
      <text:p text:style-name="P91"><text:span text:style-name="T185"><text:tab/></text:span><text:span text:style-name="T186">Nuffield Foundation research placement host </text:span><text:span text:style-name="T192">for J. Turnbull</text:span><text:span text:style-name="T186"><text:tab/></text:span><text:span text:style-name="T188">Aug</text:span><text:span text:style-name="T186"> 2021</text:span></text:p>
      <text:p text:style-name="P83"><text:tab/>Royal Society Summer Science Exhibition Workshop<text:tab/>Jul 2021</text:p>
      <text:p text:style-name="P45"><text:span text:style-name="T21"><text:tab/></text:span><text:span text:style-name="T98">Public talk: </text:span><text:span text:style-name="T88">Rato Bangala School Science Club</text:span><text:span text:style-name="T99">, Nepal<text:tab/>Jul 20</text:span><text:span text:style-name="T100">20</text:span></text:p>
      <text:p text:style-name="P44"><text:span text:style-name="T100"><text:tab/></text:span><text:span text:style-name="T103">Durham ICC School visit</text:span><text:span text:style-name="T128">s</text:span><text:span text:style-name="T103"><text:tab/>Jan 2020 – </text:span><text:span text:style-name="T128">present</text:span></text:p>
      <text:p text:style-name="P82"><text:soft-page-break/><text:tab/>Celebrate Science! Durham demonstrator<text:tab/>Oct 2019</text:p>
      <text:p text:style-name="P8"><text:span text:style-name="T88"><text:tab/>Meet the IAU astronomers! programme member<text:tab/>2019 </text:span><text:span text:style-name="T82">– </text:span><text:span text:style-name="T88">present</text:span></text:p>
      <text:p text:style-name="P8"><text:span text:style-name="T12"><text:tab/></text:span><text:span text:style-name="T86">Public </text:span><text:span text:style-name="T88">t</text:span><text:span text:style-name="T86">alk: RAS of Canada, Victoria chapter monthly meeting<text:tab/>Apr 2017</text:span></text:p>
      <text:p text:style-name="P17"><text:span text:style-name="T12"><text:tab/></text:span><text:span text:style-name="T83">Public talk: Dominion Astrophysical Observatory </text:span><text:span text:style-name="T89">s</text:span><text:span text:style-name="T83">ummer star parties<text:tab/>Jul 2016</text:span></text:p>
      <text:p text:style-name="P18"><text:span text:style-name="T90"><text:tab/></text:span><text:span text:style-name="T91">University of Victoria Student Radio CFUV “Beyond the Jargon” interviewee<text:tab/>Dec 2016</text:span></text:p>
      <text:p text:style-name="P4"><text:span text:style-name="T83"><text:tab/></text:span><text:span text:style-name="T84">Public talk: SPACE: Students in Physics and Astronomy Communication<text:tab/>Jul 2016<text:line-break/><text:tab/> <text:s/>Enrichment</text:span></text:p>
      <text:p text:style-name="P77"><text:tab/>Public talk: SPACE: Students in Physics and Astronomy Communication<text:tab/>Aug 2015<text:line-break/><text:tab/> <text:s/>Enrichment</text:p>
      <text:p text:style-name="P76"><text:tab/>University of Victoria Observatory tours for various school, youth and <text:tab/>2015 – <text:span text:style-name="T175">2017</text:span><text:line-break/><text:tab/> <text:s/>general public groups<text:tab/></text:p>
      <text:p text:style-name="P75"><text:tab/><text:span text:style-name="T287">Contributor of &gt;250 physics &amp; astrophysics answers to public questions on the <text:tab/>2013 </text:span>– <text:span text:style-name="T287">present<text:line-break/><text:tab/> <text:s/>PhysicsSE Q&amp;A platform (physics.stackexchange.com/users/11053/kyle-oman)</text:span></text:p>
      <text:p text:style-name="P118"><text:span text:style-name="T215">Professional </text:span><text:span text:style-name="T219">Citizenship</text:span><text:span text:style-name="T214"><text:tab/></text:span></text:p>
      <text:p text:style-name="P53"><text:span text:style-name="T184"><text:tab/>Re</text:span><text:span text:style-name="T189">feree </text:span><text:span text:style-name="T184">for </text:span><text:span text:style-name="T190">MNRAS, ApJ, </text:span><text:span text:style-name="T191">A&amp;A,</text:span><text:span text:style-name="T190"> </text:span><text:span text:style-name="T199">NatAs, </text:span><text:span text:style-name="T181">PRL, </text:span><text:span text:style-name="T190">JCAP, </text:span><text:span text:style-name="T201">OJA, </text:span><text:span text:style-name="T204">JOSS,</text:span><text:span text:style-name="T184"><text:tab/>2016 – present<text:line-break/><text:tab/> <text:s/></text:span><text:span text:style-name="T204">Chinese Physics C</text:span></text:p>
      <text:p text:style-name="P53"><text:span text:style-name="T184"><text:tab/></text:span><text:span text:style-name="T198">Durham Astronomy &amp; Instrumentation internal mini-conference organiser<text:tab/>Jun 2022</text:span><text:span text:style-name="T185"><text:tab/></text:span></text:p>
      <text:p text:style-name="P7"><text:span text:style-name="T51"><text:tab/>Durham Physics Research Staff Consultative Committee </text:span><text:span text:style-name="T54">co-chair</text:span><text:span text:style-name="T51"><text:tab/>20</text:span><text:span text:style-name="T54">20 </text:span><text:span text:style-name="T40">– </text:span><text:span text:style-name="T70">2023</text:span></text:p>
      <text:p text:style-name="P7"><text:span text:style-name="T51"><text:tab/>Durham Physics Research Staff Consultative Committee m</text:span><text:span text:style-name="T54">ember</text:span><text:span text:style-name="T51"><text:tab/>2019 </text:span><text:span text:style-name="T40">– </text:span><text:span text:style-name="T70">2023</text:span></text:p>
      <text:p text:style-name="P7"><text:span text:style-name="T51"><text:tab/></text:span><text:span text:style-name="T58">Durham Astronomy PhD admissions interview panellist<text:tab/>2020</text:span></text:p>
      <text:p text:style-name="P6"><text:span text:style-name="T51"><text:tab/>Durham Astronomy </text:span><text:span text:style-name="T54">ICC </text:span><text:span text:style-name="T51">postdoctoral representative </text:span><text:span text:style-name="T52">to </text:span><text:span text:style-name="T54">astronomy group</text:span><text:span text:style-name="T51"><text:tab/>20</text:span><text:span text:style-name="T54">20</text:span><text:span text:style-name="T51"> </text:span><text:span text:style-name="T40">– </text:span><text:span text:style-name="T70">2023</text:span></text:p>
      <text:p text:style-name="P43"><text:span text:style-name="T180"><text:tab/>Durham Astronomy Friday seminar co-organizer<text:tab/>2019 </text:span><text:span text:style-name="T178">– </text:span><text:span text:style-name="T181">2020</text:span></text:p>
      <text:p text:style-name="P6"><text:span text:style-name="T51"><text:tab/>Kapteyn Institute Monday seminar co-organizer<text:tab/>2018 </text:span><text:span text:style-name="T40">– </text:span><text:span text:style-name="T51">2019</text:span></text:p>
      <text:p text:style-name="P5"><text:span text:style-name="T41"><text:tab/></text:span><text:span text:style-name="T47">Funding proposal reviews for FWO (Belgium), Conicyt (Chile)<text:tab/>2018</text:span></text:p>
      <text:p text:style-name="P22"><text:tab/>University of Victoria Physics &amp; Astronomy graduate student association<text:tab/>2014 – 2015<text:line-break/><text:tab/> <text:s text:c="2"/>vice-chair</text:p>
      <text:p text:style-name="P21"><text:tab/>University of Victoria astronomy group weekly discussion meeting chair<text:tab/>2014 – 2015</text:p>
      <text:p text:style-name="P21"><text:tab/>University of Victoria graduate student representative to department<text:tab/>2014 – 2015</text:p>
      <text:p text:style-name="P21"><text:tab/>University of Waterloo undergraduate student representative to department<text:tab/>2008 – 2011</text:p>
      <text:p text:style-name="P107"/>
      <text:p text:style-name="P108"><text:span text:style-name="T136">Professional Memberships</text:span><text:tab/></text:p>
      <text:p text:style-name="P32"><text:span text:style-name="T42"><text:tab/></text:span><text:span text:style-name="T54">WALLABY survey member (Technical Working Group 1)</text:span><text:span text:style-name="T42"><text:tab/></text:span><text:span text:style-name="T54">2020 </text:span><text:span text:style-name="T38">–</text:span><text:span text:style-name="T54"> present</text:span></text:p>
      <text:p text:style-name="P32"><text:span text:style-name="T54"><text:tab/>MHONGOOSE survey member<text:tab/>2020 </text:span><text:span text:style-name="T38">– </text:span><text:span text:style-name="T54">present</text:span></text:p>
      <text:p text:style-name="P54"><text:span text:style-name="T181"><text:tab/></text:span><text:span text:style-name="T200">SKA </text:span><text:span text:style-name="T199">Cosmology</text:span><text:span text:style-name="T200"> Science Working Group member<text:tab/>202</text:span><text:span text:style-name="T199">2</text:span><text:span text:style-name="T200"> </text:span><text:span text:style-name="T184">– </text:span><text:span text:style-name="T200">present</text:span></text:p>
      <text:p text:style-name="P33"><text:span text:style-name="T54"><text:tab/></text:span><text:span text:style-name="T63">SKA HI Galaxy Science Working Group member<text:tab/>2021 </text:span><text:span text:style-name="T38">– </text:span><text:span text:style-name="T63">present</text:span></text:p>
      <text:p text:style-name="P36"><text:span text:style-name="T54"><text:tab/></text:span><text:span text:style-name="T38">Virgo Consortium for Cosmological Supercomputer Simulations </text:span><text:span text:style-name="T57">m</text:span><text:span text:style-name="T38">ember<text:tab/>2013 </text:span><text:span text:style-name="T41">– </text:span><text:span text:style-name="T38">present</text:span></text:p>
      <text:p text:style-name="P32"><text:span text:style-name="T42"><text:tab/></text:span><text:span text:style-name="T46">Canadian Astronomical Society (CASCA) Ordinary Member<text:tab/>2016 – </text:span><text:span text:style-name="T48">2019</text:span></text:p>
      <text:p text:style-name="P20"><text:tab/>International Astronomical Union (IAU) Junior Member<text:tab/>2018 – present</text:p>
      <text:p text:style-name="P109"><text:span text:style-name="T286">Public codes &amp; utilities</text:span><text:tab/></text:p>
      <text:p text:style-name="P42"><text:span text:style-name="T195"><text:tab/></text:span><text:span text:style-name="T206">SWIFTGalaxy<text:tab/>2022</text:span><text:span text:style-name="T194"><text:line-break/><text:tab/> <text:s/>github.com/</text:span><text:span text:style-name="T196">SWIFTSIM</text:span><text:span text:style-name="T194">/swiftgalaxy</text:span></text:p>
      <text:p text:style-name="P31"><text:span text:style-name="T42"><text:tab/></text:span><text:span text:style-name="T59">MARTINI: Mock Array Radio Telescope Interferometry of the Neutral ISM<text:tab/>2019<text:line-break/><text:tab/> <text:s/>github.com/kyleaoman/martini</text:span></text:p>
      <text:p text:style-name="P19"><text:tab/>read_eagle (python-only version)<text:tab/>2019<text:line-break/><text:tab/> <text:s/>github.com/kyleaoman/pyread_eagle</text:p>
      <text:p text:style-name="P19"><text:tab/>eagleSQLTools (python3 version)<text:tab/>2018<text:line-break/><text:tab/> <text:s/>github.com/kyleaoman/eagleSqlTools</text:p>
      <text:p text:style-name="P103"><text:span text:style-name="T137">Languages</text:span><text:tab/></text:p>
      <text:p text:style-name="P4"><text:span text:style-name="T39"><text:tab/></text:span><text:span text:style-name="T42">English (native), French (native), </text:span><text:span text:style-name="T48">Dutch (basic)</text:span></text:p>
      <text:p text:style-name="P102"><text:span text:style-name="T173">Citizenship</text:span><text:tab/></text:p>
      <text:p text:style-name="P3"><text:span text:style-name="T42"><text:tab/></text:span><text:span text:style-name="T43">Canadian</text:span></text:p>
      <text:p text:style-name="P111"/>
      <text:p text:style-name="P112">References<text:tab/></text:p>
      <text:p text:style-name="P40"><text:span text:style-name="T182"><text:tab/>Prof. </text:span><text:span text:style-name="T188">Carlos Frenk</text:span><text:span text:style-name="T182"><text:line-break/><text:tab/></text:span><text:span text:style-name="T188">Institute for Computational Cosmology</text:span><text:span text:style-name="T183">, </text:span><text:span text:style-name="T188">Durham University</text:span><text:span text:style-name="T183"><text:line-break/><text:tab/>+</text:span><text:span text:style-name="T188">44 191 334 3641</text:span><text:span text:style-name="T183"><text:line-break/><text:tab/></text:span><text:a xlink:type="simple" xlink:href="mailto:c.s.frenk@durham.ac.uk" text:style-name="Internet_20_link" text:visited-style-name="Visited_20_Internet_20_Link"><text:span text:style-name="T188">c.s.frenk@durham.ac.uk</text:span></text:a></text:p>
      <text:p text:style-name="P2"><text:span text:style-name="T39"><text:tab/></text:span><text:span text:style-name="T56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56">sctrager@astro.rug.nl</text:span></text:a></text:p>
      <text:p text:style-name="P41"><text:span text:style-name="T73"><text:tab/></text:span><text:span text:style-name="T72">Prof. Julio Navarro</text:span><text:span text:style-name="T71"><text:line-break/></text:span><text:span text:style-name="T72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72">jfn@uvic.ca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4-02-07T17:45:49.529514927">2024-02-07</text:date></text:span><text:tab/></text:p>
      </style:header-first>
      <style:footer>
        <text:p text:style-name="Footer"><text:tab/><text:page-number text:select-page="current">15</text:page-number> <text:span text:style-name="MT4">of </text:span><text:span text:style-name="MT4"><text:page-count>15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5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7.5.9.2$Linux_X86_64 LibreOffice_project/50$Build-2</meta:generator>
    <dc:date>2024-02-07T17:45:49.425064572</dc:date>
    <meta:editing-duration>P1DT16H33M4S</meta:editing-duration>
    <meta:editing-cycles>173</meta:editing-cycles>
    <meta:document-statistic meta:table-count="0" meta:image-count="1" meta:object-count="0" meta:page-count="15" meta:paragraph-count="233" meta:word-count="4137" meta:character-count="31146" meta:non-whitespace-character-count="26701"/>
  </office:meta>
</office:document-meta>
</file>